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59F00000BCC00000BCC763132BE.sv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table:align="margins"/>
    </style:style>
    <style:style style:name="Table4.A" style:family="table-column">
      <style:table-column-properties style:rel-column-width="13878*"/>
    </style:style>
    <style:style style:name="Table4.B" style:family="table-column">
      <style:table-column-properties style:rel-column-width="51657*"/>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style>
    <style:style style:name="Table6.A" style:family="table-column">
      <style:table-column-properties style:rel-column-width="7534*"/>
    </style:style>
    <style:style style:name="Table6.B" style:family="table-column">
      <style:table-column-properties style:rel-column-width="58001*"/>
    </style:style>
    <style:style style:name="Table6.A1" style:family="table-cell">
      <style:table-cell-properties style:vertical-align="middle" fo:padding="0.0382in" fo:border="none"/>
    </style:style>
    <style:style style:name="Table2" style:family="table">
      <style:table-properties table:align="margins"/>
    </style:style>
    <style:style style:name="Table2.A" style:family="table-column">
      <style:table-column-properties style:rel-column-width="13449*"/>
    </style:style>
    <style:style style:name="Table2.B" style:family="table-column">
      <style:table-column-properties style:rel-column-width="52086*"/>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table:align="margins"/>
    </style:style>
    <style:style style:name="Table3.A" style:family="table-column">
      <style:table-column-properties style:rel-column-width="13449*"/>
    </style:style>
    <style:style style:name="Table3.B" style:family="table-column">
      <style:table-column-properties style:rel-column-width="52086*"/>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style>
    <style:style style:name="Table5.A" style:family="table-column">
      <style:table-column-properties style:rel-column-width="13449*"/>
    </style:style>
    <style:style style:name="Table5.B" style:family="table-column">
      <style:table-column-properties style:rel-column-width="52086*"/>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style>
    <style:style style:name="Table11.A" style:family="table-column">
      <style:table-column-properties style:rel-column-width="13449*"/>
    </style:style>
    <style:style style:name="Table11.B" style:family="table-column">
      <style:table-column-properties style:rel-column-width="52086*"/>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table:align="margins"/>
    </style:style>
    <style:style style:name="Table1.A" style:family="table-column">
      <style:table-column-properties style:rel-column-width="17753*"/>
    </style:style>
    <style:style style:name="Table1.B" style:family="table-column">
      <style:table-column-properties style:rel-column-width="4778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table:align="margins"/>
    </style:style>
    <style:style style:name="Table8.A" style:family="table-column">
      <style:table-column-properties style:rel-column-width="12484*"/>
    </style:style>
    <style:style style:name="Table8.B" style:family="table-column">
      <style:table-column-properties style:rel-column-width="41641*"/>
    </style:style>
    <style:style style:name="Table8.C" style:family="table-column">
      <style:table-column-properties style:rel-column-width="11410*"/>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1.6701in" style:rel-column-width="16353*"/>
    </style:style>
    <style:style style:name="Table23.B" style:family="table-column">
      <style:table-column-properties style:column-width="5.0229in" style:rel-column-width="49182*"/>
    </style:style>
    <style:style style:name="Table2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3.B1" style:family="table-cell" style:data-style-name="N100">
      <style:table-cell-properties fo:background-color="#ffcc99" fo:padding="0.0382in" fo:border="0.0007in solid #000000">
        <style:background-image/>
      </style:table-cell-properties>
    </style:style>
    <style:style style:name="Table23.A2" style:family="table-cell" style:data-style-name="N100">
      <style:table-cell-properties fo:padding="0.0382in" fo:border-left="0.0007in solid #000000" fo:border-right="none" fo:border-top="none" fo:border-bottom="0.0007in solid #000000"/>
    </style:style>
    <style:style style:name="Table23.B2" style:family="table-cell" style:data-style-name="N100">
      <style:table-cell-properties fo:padding="0.0382in" fo:border-left="0.0007in solid #000000" fo:border-right="0.0007in solid #000000" fo:border-top="none" fo:border-bottom="0.0007in solid #000000"/>
    </style:style>
    <style:style style:name="Table45" style:family="table">
      <style:table-properties style:width="6.6931in" table:align="margins"/>
    </style:style>
    <style:style style:name="Table45.A" style:family="table-column">
      <style:table-column-properties style:column-width="1.6701in" style:rel-column-width="16353*"/>
    </style:style>
    <style:style style:name="Table45.B" style:family="table-column">
      <style:table-column-properties style:column-width="5.0229in" style:rel-column-width="49182*"/>
    </style:style>
    <style:style style:name="Table4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5.B1" style:family="table-cell" style:data-style-name="N100">
      <style:table-cell-properties fo:background-color="#ffcc99" fo:padding="0.0382in" fo:border="0.0007in solid #000000">
        <style:background-image/>
      </style:table-cell-properties>
    </style:style>
    <style:style style:name="Table45.A2" style:family="table-cell" style:data-style-name="N100">
      <style:table-cell-properties fo:padding="0.0382in" fo:border-left="0.0007in solid #000000" fo:border-right="none" fo:border-top="none" fo:border-bottom="0.0007in solid #000000"/>
    </style:style>
    <style:style style:name="Table45.B2" style:family="table-cell" style:data-style-name="N100">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1.6701in" style:rel-column-width="16353*"/>
    </style:style>
    <style:style style:name="Table39.B" style:family="table-column">
      <style:table-column-properties style:column-width="5.0229in" style:rel-column-width="49182*"/>
    </style:style>
    <style:style style:name="Table3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9.B1" style:family="table-cell" style:data-style-name="N100">
      <style:table-cell-properties fo:background-color="#ffcc99" fo:padding="0.0382in" fo:border="0.0007in solid #000000">
        <style:background-image/>
      </style:table-cell-properties>
    </style:style>
    <style:style style:name="Table39.A2" style:family="table-cell" style:data-style-name="N100">
      <style:table-cell-properties fo:padding="0.0382in" fo:border-left="0.0007in solid #000000" fo:border-right="none" fo:border-top="none" fo:border-bottom="0.0007in solid #000000"/>
    </style:style>
    <style:style style:name="Table39.B2" style:family="table-cell" style:data-style-name="N100">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1.6701in" style:rel-column-width="16353*"/>
    </style:style>
    <style:style style:name="Table40.B" style:family="table-column">
      <style:table-column-properties style:column-width="5.0229in" style:rel-column-width="49182*"/>
    </style:style>
    <style:style style:name="Table4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0.B1" style:family="table-cell" style:data-style-name="N100">
      <style:table-cell-properties fo:background-color="#ffcc99" fo:padding="0.0382in" fo:border="0.0007in solid #000000">
        <style:background-image/>
      </style:table-cell-properties>
    </style:style>
    <style:style style:name="Table40.A2" style:family="table-cell" style:data-style-name="N100">
      <style:table-cell-properties fo:padding="0.0382in" fo:border-left="0.0007in solid #000000" fo:border-right="none" fo:border-top="none" fo:border-bottom="0.0007in solid #000000"/>
    </style:style>
    <style:style style:name="Table40.B2" style:family="table-cell" style:data-style-name="N100">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1.6701in" style:rel-column-width="16353*"/>
    </style:style>
    <style:style style:name="Table41.B" style:family="table-column">
      <style:table-column-properties style:column-width="5.0229in" style:rel-column-width="49182*"/>
    </style:style>
    <style:style style:name="Table4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1.B1" style:family="table-cell" style:data-style-name="N100">
      <style:table-cell-properties fo:background-color="#ffcc99" fo:padding="0.0382in" fo:border="0.0007in solid #000000">
        <style:background-image/>
      </style:table-cell-properties>
    </style:style>
    <style:style style:name="Table41.A2" style:family="table-cell" style:data-style-name="N100">
      <style:table-cell-properties fo:padding="0.0382in" fo:border-left="0.0007in solid #000000" fo:border-right="none" fo:border-top="none" fo:border-bottom="0.0007in solid #000000"/>
    </style:style>
    <style:style style:name="Table41.B2" style:family="table-cell" style:data-style-name="N100">
      <style:table-cell-properties fo:padding="0.0382in" fo:border-left="0.0007in solid #000000" fo:border-right="0.0007in solid #000000" fo:border-top="none" fo:border-bottom="0.0007in solid #000000"/>
    </style:style>
    <style:style style:name="Table42" style:family="table">
      <style:table-properties table:align="margins"/>
    </style:style>
    <style:style style:name="Table42.A" style:family="table-column">
      <style:table-column-properties style:rel-column-width="16353*"/>
    </style:style>
    <style:style style:name="Table42.B" style:family="table-column">
      <style:table-column-properties style:rel-column-width="49182*"/>
    </style:style>
    <style:style style:name="Table4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2.B1" style:family="table-cell" style:data-style-name="N100">
      <style:table-cell-properties fo:background-color="#ffcc99" fo:padding="0.0382in" fo:border="0.0007in solid #000000">
        <style:background-image/>
      </style:table-cell-properties>
    </style:style>
    <style:style style:name="Table42.A2" style:family="table-cell" style:data-style-name="N100">
      <style:table-cell-properties fo:padding="0.0382in" fo:border-left="0.0007in solid #000000" fo:border-right="none" fo:border-top="none" fo:border-bottom="0.0007in solid #000000"/>
    </style:style>
    <style:style style:name="Table42.B2" style:family="table-cell" style:data-style-name="N100">
      <style:table-cell-properties fo:padding="0.0382in" fo:border-left="0.0007in solid #000000" fo:border-right="0.0007in solid #000000" fo:border-top="none" fo:border-bottom="0.0007in solid #000000"/>
    </style:style>
    <style:style style:name="Table43" style:family="table">
      <style:table-properties table:align="margins"/>
    </style:style>
    <style:style style:name="Table43.A" style:family="table-column">
      <style:table-column-properties style:rel-column-width="16353*"/>
    </style:style>
    <style:style style:name="Table43.B" style:family="table-column">
      <style:table-column-properties style:rel-column-width="49182*"/>
    </style:style>
    <style:style style:name="Table4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3.B1" style:family="table-cell" style:data-style-name="N100">
      <style:table-cell-properties fo:background-color="#ffcc99" fo:padding="0.0382in" fo:border="0.0007in solid #000000">
        <style:background-image/>
      </style:table-cell-properties>
    </style:style>
    <style:style style:name="Table43.A2" style:family="table-cell" style:data-style-name="N100">
      <style:table-cell-properties fo:padding="0.0382in" fo:border-left="0.0007in solid #000000" fo:border-right="none" fo:border-top="none" fo:border-bottom="0.0007in solid #000000"/>
    </style:style>
    <style:style style:name="Table43.B2" style:family="table-cell" style:data-style-name="N100">
      <style:table-cell-properties fo:padding="0.0382in" fo:border-left="0.0007in solid #000000" fo:border-right="0.0007in solid #000000" fo:border-top="none" fo:border-bottom="0.0007in solid #000000"/>
    </style:style>
    <style:style style:name="Table44" style:family="table">
      <style:table-properties table:align="margins"/>
    </style:style>
    <style:style style:name="Table44.A" style:family="table-column">
      <style:table-column-properties style:rel-column-width="16353*"/>
    </style:style>
    <style:style style:name="Table44.B" style:family="table-column">
      <style:table-column-properties style:rel-column-width="49182*"/>
    </style:style>
    <style:style style:name="Table4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4.B1" style:family="table-cell" style:data-style-name="N100">
      <style:table-cell-properties fo:background-color="#ffcc99" fo:padding="0.0382in" fo:border="0.0007in solid #000000">
        <style:background-image/>
      </style:table-cell-properties>
    </style:style>
    <style:style style:name="Table44.A2" style:family="table-cell" style:data-style-name="N100">
      <style:table-cell-properties fo:padding="0.0382in" fo:border-left="0.0007in solid #000000" fo:border-right="none" fo:border-top="none" fo:border-bottom="0.0007in solid #000000"/>
    </style:style>
    <style:style style:name="Table44.B2" style:family="table-cell" style:data-style-name="N100">
      <style:table-cell-properties fo:padding="0.0382in" fo:border-left="0.0007in solid #000000" fo:border-right="0.0007in solid #000000" fo:border-top="none" fo:border-bottom="0.0007in solid #000000"/>
    </style:style>
    <style:style style:name="Table31" style:family="table">
      <style:table-properties table:align="margins"/>
    </style:style>
    <style:style style:name="Table31.A" style:family="table-column">
      <style:table-column-properties style:rel-column-width="16353*"/>
    </style:style>
    <style:style style:name="Table31.B" style:family="table-column">
      <style:table-column-properties style:rel-column-width="49182*"/>
    </style:style>
    <style:style style:name="Table3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1.B1" style:family="table-cell" style:data-style-name="N100">
      <style:table-cell-properties fo:background-color="#ffcc99" fo:padding="0.0382in" fo:border="0.0007in solid #000000">
        <style:background-image/>
      </style:table-cell-properties>
    </style:style>
    <style:style style:name="Table31.A2" style:family="table-cell" style:data-style-name="N100">
      <style:table-cell-properties fo:padding="0.0382in" fo:border-left="0.0007in solid #000000" fo:border-right="none" fo:border-top="none" fo:border-bottom="0.0007in solid #000000"/>
    </style:style>
    <style:style style:name="Table31.B2" style:family="table-cell" style:data-style-name="N100">
      <style:table-cell-properties fo:padding="0.0382in" fo:border-left="0.0007in solid #000000" fo:border-right="0.0007in solid #000000" fo:border-top="none" fo:border-bottom="0.0007in solid #000000"/>
    </style:style>
    <style:style style:name="Table32" style:family="table">
      <style:table-properties table:align="margins"/>
    </style:style>
    <style:style style:name="Table32.A" style:family="table-column">
      <style:table-column-properties style:rel-column-width="16353*"/>
    </style:style>
    <style:style style:name="Table32.B" style:family="table-column">
      <style:table-column-properties style:rel-column-width="49182*"/>
    </style:style>
    <style:style style:name="Table3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2.B1" style:family="table-cell" style:data-style-name="N100">
      <style:table-cell-properties fo:background-color="#ffcc99" fo:padding="0.0382in" fo:border="0.0007in solid #000000">
        <style:background-image/>
      </style:table-cell-properties>
    </style:style>
    <style:style style:name="Table32.A2" style:family="table-cell" style:data-style-name="N100">
      <style:table-cell-properties fo:padding="0.0382in" fo:border-left="0.0007in solid #000000" fo:border-right="none" fo:border-top="none" fo:border-bottom="0.0007in solid #000000"/>
    </style:style>
    <style:style style:name="Table32.B2" style:family="table-cell" style:data-style-name="N100">
      <style:table-cell-properties fo:padding="0.0382in" fo:border-left="0.0007in solid #000000" fo:border-right="0.0007in solid #000000" fo:border-top="none" fo:border-bottom="0.0007in solid #000000"/>
    </style:style>
    <style:style style:name="Table33" style:family="table">
      <style:table-properties table:align="margins"/>
    </style:style>
    <style:style style:name="Table33.A" style:family="table-column">
      <style:table-column-properties style:rel-column-width="16353*"/>
    </style:style>
    <style:style style:name="Table33.B" style:family="table-column">
      <style:table-column-properties style:rel-column-width="49182*"/>
    </style:style>
    <style:style style:name="Table3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3.B1" style:family="table-cell" style:data-style-name="N100">
      <style:table-cell-properties fo:background-color="#ffcc99" fo:padding="0.0382in" fo:border="0.0007in solid #000000">
        <style:background-image/>
      </style:table-cell-properties>
    </style:style>
    <style:style style:name="Table33.A2" style:family="table-cell" style:data-style-name="N100">
      <style:table-cell-properties fo:padding="0.0382in" fo:border-left="0.0007in solid #000000" fo:border-right="none" fo:border-top="none" fo:border-bottom="0.0007in solid #000000"/>
    </style:style>
    <style:style style:name="Table33.B2" style:family="table-cell" style:data-style-name="N100">
      <style:table-cell-properties fo:padding="0.0382in" fo:border-left="0.0007in solid #000000" fo:border-right="0.0007in solid #000000" fo:border-top="none" fo:border-bottom="0.0007in solid #000000"/>
    </style:style>
    <style:style style:name="Table34" style:family="table">
      <style:table-properties table:align="margins"/>
    </style:style>
    <style:style style:name="Table34.A" style:family="table-column">
      <style:table-column-properties style:rel-column-width="16353*"/>
    </style:style>
    <style:style style:name="Table34.B" style:family="table-column">
      <style:table-column-properties style:rel-column-width="49182*"/>
    </style:style>
    <style:style style:name="Table3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4.B1" style:family="table-cell" style:data-style-name="N100">
      <style:table-cell-properties fo:background-color="#ffcc99" fo:padding="0.0382in" fo:border="0.0007in solid #000000">
        <style:background-image/>
      </style:table-cell-properties>
    </style:style>
    <style:style style:name="Table34.A2" style:family="table-cell" style:data-style-name="N100">
      <style:table-cell-properties fo:padding="0.0382in" fo:border-left="0.0007in solid #000000" fo:border-right="none" fo:border-top="none" fo:border-bottom="0.0007in solid #000000"/>
    </style:style>
    <style:style style:name="Table34.B2" style:family="table-cell" style:data-style-name="N100">
      <style:table-cell-properties fo:padding="0.0382in" fo:border-left="0.0007in solid #000000" fo:border-right="0.0007in solid #000000" fo:border-top="none" fo:border-bottom="0.0007in solid #000000"/>
    </style:style>
    <style:style style:name="Table35" style:family="table">
      <style:table-properties table:align="margins"/>
    </style:style>
    <style:style style:name="Table35.A" style:family="table-column">
      <style:table-column-properties style:rel-column-width="16353*"/>
    </style:style>
    <style:style style:name="Table35.B" style:family="table-column">
      <style:table-column-properties style:rel-column-width="49182*"/>
    </style:style>
    <style:style style:name="Table3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5.B1" style:family="table-cell" style:data-style-name="N100">
      <style:table-cell-properties fo:background-color="#ffcc99" fo:padding="0.0382in" fo:border="0.0007in solid #000000">
        <style:background-image/>
      </style:table-cell-properties>
    </style:style>
    <style:style style:name="Table35.A2" style:family="table-cell" style:data-style-name="N100">
      <style:table-cell-properties fo:padding="0.0382in" fo:border-left="0.0007in solid #000000" fo:border-right="none" fo:border-top="none" fo:border-bottom="0.0007in solid #000000"/>
    </style:style>
    <style:style style:name="Table35.B2" style:family="table-cell" style:data-style-name="N100">
      <style:table-cell-properties fo:padding="0.0382in" fo:border-left="0.0007in solid #000000" fo:border-right="0.0007in solid #000000" fo:border-top="none" fo:border-bottom="0.0007in solid #000000"/>
    </style:style>
    <style:style style:name="Table36" style:family="table">
      <style:table-properties table:align="margins"/>
    </style:style>
    <style:style style:name="Table36.A" style:family="table-column">
      <style:table-column-properties style:rel-column-width="16353*"/>
    </style:style>
    <style:style style:name="Table36.B" style:family="table-column">
      <style:table-column-properties style:rel-column-width="49182*"/>
    </style:style>
    <style:style style:name="Table3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6.B1" style:family="table-cell" style:data-style-name="N100">
      <style:table-cell-properties fo:background-color="#ffcc99" fo:padding="0.0382in" fo:border="0.0007in solid #000000">
        <style:background-image/>
      </style:table-cell-properties>
    </style:style>
    <style:style style:name="Table36.A2" style:family="table-cell" style:data-style-name="N100">
      <style:table-cell-properties fo:padding="0.0382in" fo:border-left="0.0007in solid #000000" fo:border-right="none" fo:border-top="none" fo:border-bottom="0.0007in solid #000000"/>
    </style:style>
    <style:style style:name="Table36.B2" style:family="table-cell" style:data-style-name="N100">
      <style:table-cell-properties fo:padding="0.0382in" fo:border-left="0.0007in solid #000000" fo:border-right="0.0007in solid #000000" fo:border-top="none" fo:border-bottom="0.0007in solid #000000"/>
    </style:style>
    <style:style style:name="Table37" style:family="table">
      <style:table-properties table:align="margins"/>
    </style:style>
    <style:style style:name="Table37.A" style:family="table-column">
      <style:table-column-properties style:rel-column-width="16353*"/>
    </style:style>
    <style:style style:name="Table37.B" style:family="table-column">
      <style:table-column-properties style:rel-column-width="49182*"/>
    </style:style>
    <style:style style:name="Table3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7.B1" style:family="table-cell" style:data-style-name="N100">
      <style:table-cell-properties fo:background-color="#ffcc99" fo:padding="0.0382in" fo:border="0.0007in solid #000000">
        <style:background-image/>
      </style:table-cell-properties>
    </style:style>
    <style:style style:name="Table37.A2" style:family="table-cell" style:data-style-name="N100">
      <style:table-cell-properties fo:padding="0.0382in" fo:border-left="0.0007in solid #000000" fo:border-right="none" fo:border-top="none" fo:border-bottom="0.0007in solid #000000"/>
    </style:style>
    <style:style style:name="Table37.B2" style:family="table-cell" style:data-style-name="N100">
      <style:table-cell-properties fo:padding="0.0382in" fo:border-left="0.0007in solid #000000" fo:border-right="0.0007in solid #000000" fo:border-top="none" fo:border-bottom="0.0007in solid #000000"/>
    </style:style>
    <style:style style:name="Table38" style:family="table">
      <style:table-properties table:align="margins"/>
    </style:style>
    <style:style style:name="Table38.A" style:family="table-column">
      <style:table-column-properties style:rel-column-width="16353*"/>
    </style:style>
    <style:style style:name="Table38.B" style:family="table-column">
      <style:table-column-properties style:rel-column-width="49182*"/>
    </style:style>
    <style:style style:name="Table3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8.B1" style:family="table-cell" style:data-style-name="N100">
      <style:table-cell-properties fo:background-color="#ffcc99" fo:padding="0.0382in" fo:border="0.0007in solid #000000">
        <style:background-image/>
      </style:table-cell-properties>
    </style:style>
    <style:style style:name="Table38.A2" style:family="table-cell" style:data-style-name="N100">
      <style:table-cell-properties fo:padding="0.0382in" fo:border-left="0.0007in solid #000000" fo:border-right="none" fo:border-top="none" fo:border-bottom="0.0007in solid #000000"/>
    </style:style>
    <style:style style:name="Table38.B2" style:family="table-cell" style:data-style-name="N100">
      <style:table-cell-properties fo:padding="0.0382in" fo:border-left="0.0007in solid #000000" fo:border-right="0.0007in solid #000000" fo:border-top="none" fo:border-bottom="0.0007in solid #000000"/>
    </style:style>
    <style:style style:name="Table24" style:family="table">
      <style:table-properties table:align="margins"/>
    </style:style>
    <style:style style:name="Table24.A" style:family="table-column">
      <style:table-column-properties style:rel-column-width="16353*"/>
    </style:style>
    <style:style style:name="Table24.B" style:family="table-column">
      <style:table-column-properties style:rel-column-width="49182*"/>
    </style:style>
    <style:style style:name="Table2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4.B1" style:family="table-cell" style:data-style-name="N100">
      <style:table-cell-properties fo:background-color="#ffcc99" fo:padding="0.0382in" fo:border="0.0007in solid #000000">
        <style:background-image/>
      </style:table-cell-properties>
    </style:style>
    <style:style style:name="Table24.A2" style:family="table-cell" style:data-style-name="N100">
      <style:table-cell-properties fo:padding="0.0382in" fo:border-left="0.0007in solid #000000" fo:border-right="none" fo:border-top="none" fo:border-bottom="0.0007in solid #000000"/>
    </style:style>
    <style:style style:name="Table24.B2" style:family="table-cell" style:data-style-name="N100">
      <style:table-cell-properties fo:padding="0.0382in" fo:border-left="0.0007in solid #000000" fo:border-right="0.0007in solid #000000" fo:border-top="none" fo:border-bottom="0.0007in solid #000000"/>
    </style:style>
    <style:style style:name="Table25" style:family="table">
      <style:table-properties table:align="margins"/>
    </style:style>
    <style:style style:name="Table25.A" style:family="table-column">
      <style:table-column-properties style:rel-column-width="16353*"/>
    </style:style>
    <style:style style:name="Table25.B" style:family="table-column">
      <style:table-column-properties style:rel-column-width="49182*"/>
    </style:style>
    <style:style style:name="Table2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5.B1" style:family="table-cell" style:data-style-name="N100">
      <style:table-cell-properties fo:background-color="#ffcc99" fo:padding="0.0382in" fo:border="0.0007in solid #000000">
        <style:background-image/>
      </style:table-cell-properties>
    </style:style>
    <style:style style:name="Table25.A2" style:family="table-cell" style:data-style-name="N100">
      <style:table-cell-properties fo:padding="0.0382in" fo:border-left="0.0007in solid #000000" fo:border-right="none" fo:border-top="none" fo:border-bottom="0.0007in solid #000000"/>
    </style:style>
    <style:style style:name="Table25.B2" style:family="table-cell" style:data-style-name="N100">
      <style:table-cell-properties fo:padding="0.0382in" fo:border-left="0.0007in solid #000000" fo:border-right="0.0007in solid #000000" fo:border-top="none" fo:border-bottom="0.0007in solid #000000"/>
    </style:style>
    <style:style style:name="Table26" style:family="table">
      <style:table-properties table:align="margins"/>
    </style:style>
    <style:style style:name="Table26.A" style:family="table-column">
      <style:table-column-properties style:rel-column-width="16353*"/>
    </style:style>
    <style:style style:name="Table26.B" style:family="table-column">
      <style:table-column-properties style:rel-column-width="49182*"/>
    </style:style>
    <style:style style:name="Table2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6.B1" style:family="table-cell" style:data-style-name="N100">
      <style:table-cell-properties fo:background-color="#ffcc99" fo:padding="0.0382in" fo:border="0.0007in solid #000000">
        <style:background-image/>
      </style:table-cell-properties>
    </style:style>
    <style:style style:name="Table26.A2" style:family="table-cell" style:data-style-name="N100">
      <style:table-cell-properties fo:padding="0.0382in" fo:border-left="0.0007in solid #000000" fo:border-right="none" fo:border-top="none" fo:border-bottom="0.0007in solid #000000"/>
    </style:style>
    <style:style style:name="Table26.B2" style:family="table-cell" style:data-style-name="N100">
      <style:table-cell-properties fo:padding="0.0382in" fo:border-left="0.0007in solid #000000" fo:border-right="0.0007in solid #000000" fo:border-top="none" fo:border-bottom="0.0007in solid #000000"/>
    </style:style>
    <style:style style:name="Table27" style:family="table">
      <style:table-properties table:align="margins"/>
    </style:style>
    <style:style style:name="Table27.A" style:family="table-column">
      <style:table-column-properties style:rel-column-width="16353*"/>
    </style:style>
    <style:style style:name="Table27.B" style:family="table-column">
      <style:table-column-properties style:rel-column-width="49182*"/>
    </style:style>
    <style:style style:name="Table2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7.B1" style:family="table-cell" style:data-style-name="N100">
      <style:table-cell-properties fo:background-color="#ffcc99" fo:padding="0.0382in" fo:border="0.0007in solid #000000">
        <style:background-image/>
      </style:table-cell-properties>
    </style:style>
    <style:style style:name="Table27.A2" style:family="table-cell" style:data-style-name="N100">
      <style:table-cell-properties fo:padding="0.0382in" fo:border-left="0.0007in solid #000000" fo:border-right="none" fo:border-top="none" fo:border-bottom="0.0007in solid #000000"/>
    </style:style>
    <style:style style:name="Table27.B2" style:family="table-cell" style:data-style-name="N100">
      <style:table-cell-properties fo:padding="0.0382in" fo:border-left="0.0007in solid #000000" fo:border-right="0.0007in solid #000000" fo:border-top="none" fo:border-bottom="0.0007in solid #000000"/>
    </style:style>
    <style:style style:name="Table28" style:family="table">
      <style:table-properties table:align="margins"/>
    </style:style>
    <style:style style:name="Table28.A" style:family="table-column">
      <style:table-column-properties style:rel-column-width="16353*"/>
    </style:style>
    <style:style style:name="Table28.B" style:family="table-column">
      <style:table-column-properties style:rel-column-width="49182*"/>
    </style:style>
    <style:style style:name="Table2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8.B1" style:family="table-cell" style:data-style-name="N100">
      <style:table-cell-properties fo:background-color="#ffcc99" fo:padding="0.0382in" fo:border="0.0007in solid #000000">
        <style:background-image/>
      </style:table-cell-properties>
    </style:style>
    <style:style style:name="Table28.A2" style:family="table-cell" style:data-style-name="N100">
      <style:table-cell-properties fo:padding="0.0382in" fo:border-left="0.0007in solid #000000" fo:border-right="none" fo:border-top="none" fo:border-bottom="0.0007in solid #000000"/>
    </style:style>
    <style:style style:name="Table28.B2" style:family="table-cell" style:data-style-name="N100">
      <style:table-cell-properties fo:padding="0.0382in" fo:border-left="0.0007in solid #000000" fo:border-right="0.0007in solid #000000" fo:border-top="none" fo:border-bottom="0.0007in solid #000000"/>
    </style:style>
    <style:style style:name="Table29" style:family="table">
      <style:table-properties table:align="margins"/>
    </style:style>
    <style:style style:name="Table29.A" style:family="table-column">
      <style:table-column-properties style:rel-column-width="16353*"/>
    </style:style>
    <style:style style:name="Table29.B" style:family="table-column">
      <style:table-column-properties style:rel-column-width="49182*"/>
    </style:style>
    <style:style style:name="Table2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9.B1" style:family="table-cell" style:data-style-name="N100">
      <style:table-cell-properties fo:background-color="#ffcc99" fo:padding="0.0382in" fo:border="0.0007in solid #000000">
        <style:background-image/>
      </style:table-cell-properties>
    </style:style>
    <style:style style:name="Table29.A2" style:family="table-cell" style:data-style-name="N100">
      <style:table-cell-properties fo:padding="0.0382in" fo:border-left="0.0007in solid #000000" fo:border-right="none" fo:border-top="none" fo:border-bottom="0.0007in solid #000000"/>
    </style:style>
    <style:style style:name="Table29.B2" style:family="table-cell" style:data-style-name="N100">
      <style:table-cell-properties fo:padding="0.0382in" fo:border-left="0.0007in solid #000000" fo:border-right="0.0007in solid #000000" fo:border-top="none" fo:border-bottom="0.0007in solid #000000"/>
    </style:style>
    <style:style style:name="Table30" style:family="table">
      <style:table-properties table:align="margins"/>
    </style:style>
    <style:style style:name="Table30.A" style:family="table-column">
      <style:table-column-properties style:rel-column-width="16353*"/>
    </style:style>
    <style:style style:name="Table30.B" style:family="table-column">
      <style:table-column-properties style:rel-column-width="49182*"/>
    </style:style>
    <style:style style:name="Table3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0.B1" style:family="table-cell" style:data-style-name="N100">
      <style:table-cell-properties fo:background-color="#ffcc99" fo:padding="0.0382in" fo:border="0.0007in solid #000000">
        <style:background-image/>
      </style:table-cell-properties>
    </style:style>
    <style:style style:name="Table30.A2" style:family="table-cell" style:data-style-name="N100">
      <style:table-cell-properties fo:padding="0.0382in" fo:border-left="0.0007in solid #000000" fo:border-right="none" fo:border-top="none" fo:border-bottom="0.0007in solid #000000"/>
    </style:style>
    <style:style style:name="Table30.B2" style:family="table-cell" style:data-style-name="N100">
      <style:table-cell-properties fo:padding="0.0382in" fo:border-left="0.0007in solid #000000" fo:border-right="0.0007in solid #000000" fo:border-top="none" fo:border-bottom="0.0007in solid #000000"/>
    </style:style>
    <style:style style:name="Table10" style:family="table">
      <style:table-properties table:align="margins"/>
    </style:style>
    <style:style style:name="Table10.A" style:family="table-column">
      <style:table-column-properties style:rel-column-width="16353*"/>
    </style:style>
    <style:style style:name="Table10.B" style:family="table-column">
      <style:table-column-properties style:rel-column-width="49182*"/>
    </style:style>
    <style:style style:name="Table1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0.B1" style:family="table-cell" style:data-style-name="N100">
      <style:table-cell-properties fo:background-color="#ffcc99" fo:padding="0.0382in" fo:border="0.0007in solid #000000">
        <style:background-image/>
      </style:table-cell-properties>
    </style:style>
    <style:style style:name="Table10.A2" style:family="table-cell" style:data-style-name="N100">
      <style:table-cell-properties fo:padding="0.0382in" fo:border-left="0.0007in solid #000000" fo:border-right="none" fo:border-top="none" fo:border-bottom="0.0007in solid #000000"/>
    </style:style>
    <style:style style:name="Table10.B2" style:family="table-cell" style:data-style-name="N100">
      <style:table-cell-properties fo:padding="0.0382in" fo:border-left="0.0007in solid #000000" fo:border-right="0.0007in solid #000000" fo:border-top="none" fo:border-bottom="0.0007in solid #000000"/>
    </style:style>
    <style:style style:name="Table13" style:family="table">
      <style:table-properties table:align="margins"/>
    </style:style>
    <style:style style:name="Table13.A" style:family="table-column">
      <style:table-column-properties style:rel-column-width="16353*"/>
    </style:style>
    <style:style style:name="Table13.B" style:family="table-column">
      <style:table-column-properties style:rel-column-width="49182*"/>
    </style:style>
    <style:style style:name="Table1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3.B1" style:family="table-cell" style:data-style-name="N100">
      <style:table-cell-properties fo:background-color="#ffcc99" fo:padding="0.0382in" fo:border="0.0007in solid #000000">
        <style:background-image/>
      </style:table-cell-properties>
    </style:style>
    <style:style style:name="Table13.A2" style:family="table-cell" style:data-style-name="N100">
      <style:table-cell-properties fo:padding="0.0382in" fo:border-left="0.0007in solid #000000" fo:border-right="none" fo:border-top="none" fo:border-bottom="0.0007in solid #000000"/>
    </style:style>
    <style:style style:name="Table13.B2" style:family="table-cell" style:data-style-name="N100">
      <style:table-cell-properties fo:padding="0.0382in" fo:border-left="0.0007in solid #000000" fo:border-right="0.0007in solid #000000" fo:border-top="none" fo:border-bottom="0.0007in solid #000000"/>
    </style:style>
    <style:style style:name="Table14" style:family="table">
      <style:table-properties table:align="margins"/>
    </style:style>
    <style:style style:name="Table14.A" style:family="table-column">
      <style:table-column-properties style:rel-column-width="16353*"/>
    </style:style>
    <style:style style:name="Table14.B" style:family="table-column">
      <style:table-column-properties style:rel-column-width="49182*"/>
    </style:style>
    <style:style style:name="Table1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4.B1" style:family="table-cell" style:data-style-name="N100">
      <style:table-cell-properties fo:background-color="#ffcc99" fo:padding="0.0382in" fo:border="0.0007in solid #000000">
        <style:background-image/>
      </style:table-cell-properties>
    </style:style>
    <style:style style:name="Table14.A2" style:family="table-cell" style:data-style-name="N100">
      <style:table-cell-properties fo:padding="0.0382in" fo:border-left="0.0007in solid #000000" fo:border-right="none" fo:border-top="none" fo:border-bottom="0.0007in solid #000000"/>
    </style:style>
    <style:style style:name="Table14.B2" style:family="table-cell" style:data-style-name="N100">
      <style:table-cell-properties fo:padding="0.0382in" fo:border-left="0.0007in solid #000000" fo:border-right="0.0007in solid #000000" fo:border-top="none" fo:border-bottom="0.0007in solid #000000"/>
    </style:style>
    <style:style style:name="Table15" style:family="table">
      <style:table-properties table:align="margins"/>
    </style:style>
    <style:style style:name="Table15.A" style:family="table-column">
      <style:table-column-properties style:rel-column-width="16353*"/>
    </style:style>
    <style:style style:name="Table15.B" style:family="table-column">
      <style:table-column-properties style:rel-column-width="49182*"/>
    </style:style>
    <style:style style:name="Table1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5.B1" style:family="table-cell" style:data-style-name="N100">
      <style:table-cell-properties fo:background-color="#ffcc99" fo:padding="0.0382in" fo:border="0.0007in solid #000000">
        <style:background-image/>
      </style:table-cell-properties>
    </style:style>
    <style:style style:name="Table15.A2" style:family="table-cell" style:data-style-name="N100">
      <style:table-cell-properties fo:padding="0.0382in" fo:border-left="0.0007in solid #000000" fo:border-right="none" fo:border-top="none" fo:border-bottom="0.0007in solid #000000"/>
    </style:style>
    <style:style style:name="Table15.B2" style:family="table-cell" style:data-style-name="N100">
      <style:table-cell-properties fo:padding="0.0382in" fo:border-left="0.0007in solid #000000" fo:border-right="0.0007in solid #000000" fo:border-top="none" fo:border-bottom="0.0007in solid #000000"/>
    </style:style>
    <style:style style:name="Table16" style:family="table">
      <style:table-properties table:align="margins"/>
    </style:style>
    <style:style style:name="Table16.A" style:family="table-column">
      <style:table-column-properties style:rel-column-width="16353*"/>
    </style:style>
    <style:style style:name="Table16.B" style:family="table-column">
      <style:table-column-properties style:rel-column-width="49182*"/>
    </style:style>
    <style:style style:name="Table1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6.B1" style:family="table-cell" style:data-style-name="N100">
      <style:table-cell-properties fo:background-color="#ffcc99" fo:padding="0.0382in" fo:border="0.0007in solid #000000">
        <style:background-image/>
      </style:table-cell-properties>
    </style:style>
    <style:style style:name="Table16.A2" style:family="table-cell" style:data-style-name="N100">
      <style:table-cell-properties fo:padding="0.0382in" fo:border-left="0.0007in solid #000000" fo:border-right="none" fo:border-top="none" fo:border-bottom="0.0007in solid #000000"/>
    </style:style>
    <style:style style:name="Table16.B2" style:family="table-cell" style:data-style-name="N100">
      <style:table-cell-properties fo:padding="0.0382in" fo:border-left="0.0007in solid #000000" fo:border-right="0.0007in solid #000000" fo:border-top="none" fo:border-bottom="0.0007in solid #000000"/>
    </style:style>
    <style:style style:name="Table17" style:family="table">
      <style:table-properties table:align="margins"/>
    </style:style>
    <style:style style:name="Table17.A" style:family="table-column">
      <style:table-column-properties style:rel-column-width="16353*"/>
    </style:style>
    <style:style style:name="Table17.B" style:family="table-column">
      <style:table-column-properties style:rel-column-width="49182*"/>
    </style:style>
    <style:style style:name="Table1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7.B1" style:family="table-cell" style:data-style-name="N100">
      <style:table-cell-properties fo:background-color="#ffcc99" fo:padding="0.0382in" fo:border="0.0007in solid #000000">
        <style:background-image/>
      </style:table-cell-properties>
    </style:style>
    <style:style style:name="Table17.A2" style:family="table-cell" style:data-style-name="N100">
      <style:table-cell-properties fo:padding="0.0382in" fo:border-left="0.0007in solid #000000" fo:border-right="none" fo:border-top="none" fo:border-bottom="0.0007in solid #000000"/>
    </style:style>
    <style:style style:name="Table17.B2" style:family="table-cell" style:data-style-name="N100">
      <style:table-cell-properties fo:padding="0.0382in" fo:border-left="0.0007in solid #000000" fo:border-right="0.0007in solid #000000" fo:border-top="none" fo:border-bottom="0.0007in solid #000000"/>
    </style:style>
    <style:style style:name="Table18" style:family="table">
      <style:table-properties table:align="margins"/>
    </style:style>
    <style:style style:name="Table18.A" style:family="table-column">
      <style:table-column-properties style:rel-column-width="16353*"/>
    </style:style>
    <style:style style:name="Table18.B" style:family="table-column">
      <style:table-column-properties style:rel-column-width="49182*"/>
    </style:style>
    <style:style style:name="Table1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8.B1" style:family="table-cell" style:data-style-name="N100">
      <style:table-cell-properties fo:background-color="#ffcc99" fo:padding="0.0382in" fo:border="0.0007in solid #000000">
        <style:background-image/>
      </style:table-cell-properties>
    </style:style>
    <style:style style:name="Table18.A2" style:family="table-cell" style:data-style-name="N100">
      <style:table-cell-properties fo:padding="0.0382in" fo:border-left="0.0007in solid #000000" fo:border-right="none" fo:border-top="none" fo:border-bottom="0.0007in solid #000000"/>
    </style:style>
    <style:style style:name="Table18.B2" style:family="table-cell" style:data-style-name="N100">
      <style:table-cell-properties fo:padding="0.0382in" fo:border-left="0.0007in solid #000000" fo:border-right="0.0007in solid #000000" fo:border-top="none" fo:border-bottom="0.0007in solid #000000"/>
    </style:style>
    <style:style style:name="Table19" style:family="table">
      <style:table-properties table:align="margins"/>
    </style:style>
    <style:style style:name="Table19.A" style:family="table-column">
      <style:table-column-properties style:rel-column-width="16353*"/>
    </style:style>
    <style:style style:name="Table19.B" style:family="table-column">
      <style:table-column-properties style:rel-column-width="49182*"/>
    </style:style>
    <style:style style:name="Table1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9.B1" style:family="table-cell" style:data-style-name="N100">
      <style:table-cell-properties fo:background-color="#ffcc99" fo:padding="0.0382in" fo:border="0.0007in solid #000000">
        <style:background-image/>
      </style:table-cell-properties>
    </style:style>
    <style:style style:name="Table19.A2" style:family="table-cell" style:data-style-name="N100">
      <style:table-cell-properties fo:padding="0.0382in" fo:border-left="0.0007in solid #000000" fo:border-right="none" fo:border-top="none" fo:border-bottom="0.0007in solid #000000"/>
    </style:style>
    <style:style style:name="Table19.B2" style:family="table-cell" style:data-style-name="N100">
      <style:table-cell-properties fo:padding="0.0382in" fo:border-left="0.0007in solid #000000" fo:border-right="0.0007in solid #000000" fo:border-top="none" fo:border-bottom="0.0007in solid #000000"/>
    </style:style>
    <style:style style:name="Table20" style:family="table">
      <style:table-properties table:align="margins"/>
    </style:style>
    <style:style style:name="Table20.A" style:family="table-column">
      <style:table-column-properties style:rel-column-width="16353*"/>
    </style:style>
    <style:style style:name="Table20.B" style:family="table-column">
      <style:table-column-properties style:rel-column-width="49182*"/>
    </style:style>
    <style:style style:name="Table2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0.B1" style:family="table-cell" style:data-style-name="N100">
      <style:table-cell-properties fo:background-color="#ffcc99" fo:padding="0.0382in" fo:border="0.0007in solid #000000">
        <style:background-image/>
      </style:table-cell-properties>
    </style:style>
    <style:style style:name="Table20.A2" style:family="table-cell" style:data-style-name="N100">
      <style:table-cell-properties fo:padding="0.0382in" fo:border-left="0.0007in solid #000000" fo:border-right="none" fo:border-top="none" fo:border-bottom="0.0007in solid #000000"/>
    </style:style>
    <style:style style:name="Table20.B2" style:family="table-cell" style:data-style-name="N100">
      <style:table-cell-properties fo:padding="0.0382in" fo:border-left="0.0007in solid #000000" fo:border-right="0.0007in solid #000000" fo:border-top="none" fo:border-bottom="0.0007in solid #000000"/>
    </style:style>
    <style:style style:name="Table21" style:family="table">
      <style:table-properties table:align="margins"/>
    </style:style>
    <style:style style:name="Table21.A" style:family="table-column">
      <style:table-column-properties style:rel-column-width="16353*"/>
    </style:style>
    <style:style style:name="Table21.B" style:family="table-column">
      <style:table-column-properties style:rel-column-width="49182*"/>
    </style:style>
    <style:style style:name="Table2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1.B1" style:family="table-cell" style:data-style-name="N100">
      <style:table-cell-properties fo:background-color="#ffcc99" fo:padding="0.0382in" fo:border="0.0007in solid #000000">
        <style:background-image/>
      </style:table-cell-properties>
    </style:style>
    <style:style style:name="Table21.A2" style:family="table-cell" style:data-style-name="N100">
      <style:table-cell-properties fo:padding="0.0382in" fo:border-left="0.0007in solid #000000" fo:border-right="none" fo:border-top="none" fo:border-bottom="0.0007in solid #000000"/>
    </style:style>
    <style:style style:name="Table21.B2" style:family="table-cell" style:data-style-name="N100">
      <style:table-cell-properties fo:padding="0.0382in" fo:border-left="0.0007in solid #000000" fo:border-right="0.0007in solid #000000" fo:border-top="none" fo:border-bottom="0.0007in solid #000000"/>
    </style:style>
    <style:style style:name="Table22" style:family="table">
      <style:table-properties table:align="margins"/>
    </style:style>
    <style:style style:name="Table22.A" style:family="table-column">
      <style:table-column-properties style:rel-column-width="16353*"/>
    </style:style>
    <style:style style:name="Table22.B" style:family="table-column">
      <style:table-column-properties style:rel-column-width="49182*"/>
    </style:style>
    <style:style style:name="Table2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2.B1" style:family="table-cell" style:data-style-name="N100">
      <style:table-cell-properties fo:background-color="#ffcc99" fo:padding="0.0382in" fo:border="0.0007in solid #000000">
        <style:background-image/>
      </style:table-cell-properties>
    </style:style>
    <style:style style:name="Table22.A2" style:family="table-cell" style:data-style-name="N100">
      <style:table-cell-properties fo:padding="0.0382in" fo:border-left="0.0007in solid #000000" fo:border-right="none" fo:border-top="none" fo:border-bottom="0.0007in solid #000000"/>
    </style:style>
    <style:style style:name="Table22.B2" style:family="table-cell" style:data-style-name="N100">
      <style:table-cell-properties fo:padding="0.0382in" fo:border-left="0.0007in solid #000000" fo:border-right="0.0007in solid #000000" fo:border-top="none" fo:border-bottom="0.0007in solid #000000"/>
    </style:style>
    <style:style style:name="Table12" style:family="table">
      <style:table-properties table:align="margins"/>
    </style:style>
    <style:style style:name="Table12.A" style:family="table-column">
      <style:table-column-properties style:rel-column-width="16353*"/>
    </style:style>
    <style:style style:name="Table12.B" style:family="table-column">
      <style:table-column-properties style:rel-column-width="49182*"/>
    </style:style>
    <style:style style:name="Table1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2.B1" style:family="table-cell" style:data-style-name="N100">
      <style:table-cell-properties fo:background-color="#ffcc99" fo:padding="0.0382in" fo:border="0.0007in solid #000000">
        <style:background-image/>
      </style:table-cell-properties>
    </style:style>
    <style:style style:name="Table12.A2" style:family="table-cell" style:data-style-name="N100">
      <style:table-cell-properties fo:padding="0.0382in" fo:border-left="0.0007in solid #000000" fo:border-right="none" fo:border-top="none" fo:border-bottom="0.0007in solid #000000"/>
    </style:style>
    <style:style style:name="Table12.B2" style:family="table-cell" style:data-style-name="N100">
      <style:table-cell-properties fo:padding="0.0382in" fo:border-left="0.0007in solid #000000" fo:border-right="0.0007in solid #000000" fo:border-top="none" fo:border-bottom="0.0007in solid #000000"/>
    </style:style>
    <style:style style:name="Table7" style:family="table">
      <style:table-properties table:align="margins"/>
    </style:style>
    <style:style style:name="Table7.A" style:family="table-column">
      <style:table-column-properties style:rel-column-width="16353*"/>
    </style:style>
    <style:style style:name="Table7.B" style:family="table-column">
      <style:table-column-properties style:rel-column-width="49182*"/>
    </style:style>
    <style:style style:name="Table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7.B1" style:family="table-cell" style:data-style-name="N100">
      <style:table-cell-properties fo:background-color="#ffcc99"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data-style-name="N100">
      <style:table-cell-properties fo:padding="0.0382in" fo:border-left="0.0007in solid #000000" fo:border-right="0.0007in solid #000000" fo:border-top="none" fo:border-bottom="0.0007in solid #000000"/>
    </style:style>
    <style:style style:name="Table9" style:family="table">
      <style:table-properties table:align="margins"/>
    </style:style>
    <style:style style:name="Table9.A" style:family="table-column">
      <style:table-column-properties style:rel-column-width="16353*"/>
    </style:style>
    <style:style style:name="Table9.B" style:family="table-column">
      <style:table-column-properties style:rel-column-width="49182*"/>
    </style:style>
    <style:style style:name="Table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9.B1" style:family="table-cell" style:data-style-name="N100">
      <style:table-cell-properties fo:background-color="#ffcc99" fo:padding="0.0382in" fo:border="0.0007in solid #000000">
        <style:background-image/>
      </style:table-cell-properties>
    </style:style>
    <style:style style:name="Table9.A2" style:family="table-cell" style:data-style-name="N100">
      <style:table-cell-properties fo:background-color="transparent" fo:padding="0.0382in" fo:border-left="0.0007in solid #000000" fo:border-right="none" fo:border-top="none" fo:border-bottom="0.0007in solid #000000">
        <style:background-image/>
      </style:table-cell-properties>
    </style:style>
    <style:style style:name="Table9.B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size="10pt" style:text-underline-style="none" style:font-name-asian="Monaco" style:font-size-asian="10pt" style:font-name-complex="Monaco" style:font-size-complex="10pt"/>
    </style:style>
    <style:style style:name="P8" style:family="paragraph" style:parent-style-name="Standard">
      <style:text-properties style:font-name="Arial" fo:font-size="12pt" style:text-underline-style="none" style:font-size-asian="12pt" style:font-size-complex="12pt"/>
    </style:style>
    <style:style style:name="P9" style:family="paragraph" style:parent-style-name="Standard">
      <style:text-properties style:font-name="Courier New1"/>
    </style:style>
    <style:style style:name="P10" style:family="paragraph" style:parent-style-name="Standard">
      <style:text-properties style:font-name="Monaco" fo:font-size="11pt" style:font-name-asian="Monaco" style:font-size-asian="11pt" style:font-name-complex="Monaco" style:font-size-complex="11pt"/>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Arial"/>
    </style:style>
    <style:style style:name="P13" style:family="paragraph" style:parent-style-name="Table_20_Contents">
      <style:text-properties style:font-name="Arial" fo:font-weight="bold" style:font-weight-asian="bold" style:font-weight-complex="bold"/>
    </style:style>
    <style:style style:name="P14" style:family="paragraph" style:parent-style-name="Table_20_Contents">
      <style:text-properties style:font-name="Arial" style:text-underline-style="none"/>
    </style:style>
    <style:style style:name="P15" style:family="paragraph" style:parent-style-name="Table_20_Contents">
      <style:text-properties style:font-name="Arial" style:text-underline-style="none" fo:font-weight="bold" style:font-weight-asian="bold" style:font-weight-complex="bold"/>
    </style:style>
    <style:style style:name="P16" style:family="paragraph" style:parent-style-name="Table_20_Contents">
      <style:text-properties style:font-name="Arial" fo:font-size="11pt" style:text-underline-style="none" style:font-name-asian="Monaco" style:font-size-asian="11pt" style:font-name-complex="Monaco" style:font-size-complex="11pt"/>
    </style:style>
    <style:style style:name="P17" style:family="paragraph" style:parent-style-name="Table_20_Contents">
      <style:text-properties style:font-name="Arial" fo:font-size="12pt" style:text-underline-style="none" style:font-size-asian="12pt" style:font-size-complex="12pt"/>
    </style:style>
    <style:style style:name="P18" style:family="paragraph" style:parent-style-name="Table_20_Contents">
      <style:text-properties style:font-name="Arial" fo:font-size="12pt" style:text-underline-style="none" style:font-name-asian="Monaco" style:font-size-asian="12pt" style:font-name-complex="Monaco" style:font-size-complex="12pt"/>
    </style:style>
    <style:style style:name="P19" style:family="paragraph" style:parent-style-name="Table_20_Contents">
      <style:text-properties style:font-name="Arial" fo:font-size="12pt" style:text-underline-style="none" fo:font-weight="bold" style:font-name-asian="Monaco" style:font-size-asian="12pt" style:font-weight-asian="bold" style:font-name-complex="Monaco" style:font-size-complex="12pt" style:font-weight-complex="bold"/>
    </style:style>
    <style:style style:name="P20"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21" style:family="paragraph" style:parent-style-name="Table_20_Contents">
      <style:text-properties style:font-name="Arial" fo:font-size="12pt" style:font-size-asian="12pt" style:font-size-complex="12pt"/>
    </style:style>
    <style:style style:name="P22" style:family="paragraph" style:parent-style-name="Table_20_Contents">
      <style:text-properties style:font-name="Arial" fo:font-size="12pt" fo:font-weight="bold" style:font-name-asian="Monaco" style:font-size-asian="12pt" style:font-weight-asian="bold" style:font-name-complex="Monaco" style:font-size-complex="12pt" style:font-weight-complex="bold"/>
    </style:style>
    <style:style style:name="P23" style:family="paragraph" style:parent-style-name="Table_20_Contents">
      <style:text-properties style:font-name="Arial" fo:font-size="12pt" style:font-name-asian="Monaco" style:font-size-asian="12pt" style:font-name-complex="Monaco" style:font-size-complex="12pt"/>
    </style:style>
    <style:style style:name="P24" style:family="paragraph" style:parent-style-name="Table_20_Contents">
      <style:text-properties style:font-name="Arial" fo:font-size="10pt" style:text-underline-style="none" style:font-name-asian="Monaco" style:font-size-asian="10pt" style:font-name-complex="Monaco" style:font-size-complex="10pt"/>
    </style:style>
    <style:style style:name="P25" style:family="paragraph" style:parent-style-name="Table_20_Contents">
      <style:text-properties style:font-name="Monaco" fo:font-size="11pt" fo:font-weight="bold" style:font-name-asian="Monaco" style:font-size-asian="11pt" style:font-weight-asian="bold" style:font-name-complex="Monaco" style:font-size-complex="11pt" style:font-weight-complex="bold"/>
    </style:style>
    <style:style style:name="P26" style:family="paragraph" style:parent-style-name="Table_20_Contents">
      <style:text-properties style:font-name="Monaco" fo:font-size="11pt" style:font-name-asian="Monaco" style:font-size-asian="11pt" style:font-name-complex="Monaco" style:font-size-complex="11pt"/>
    </style:style>
    <style:style style:name="P27" style:family="paragraph" style:parent-style-name="Standard">
      <style:paragraph-properties fo:break-before="page"/>
      <style:text-properties style:font-name="Arial"/>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Monaco"/>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Arial" fo:font-size="10pt" style:text-underline-style="none" style:font-name-asian="Monaco" style:font-size-asian="10pt" style:font-name-complex="Monaco"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Arial" fo:font-size="10pt" style:text-underline-style="none" style:font-size-asian="10pt" style:font-size-complex="10pt"/>
    </style:style>
    <style:style style:name="P32" style:family="paragraph" style:parent-style-name="Text_20_body">
      <style:text-properties style:font-name="Arial"/>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Standard" style:list-style-name="L1">
      <style:text-properties style:font-name="Arial"/>
    </style:style>
    <style:style style:name="P37" style:family="paragraph" style:parent-style-name="Standard" style:list-style-name="L2">
      <style:text-properties style:font-name="Arial"/>
    </style:style>
    <style:style style:name="P38" style:family="paragraph" style:parent-style-name="Standard" style:list-style-name="L3">
      <style:text-properties style:font-name="Arial"/>
    </style:style>
    <style:style style:name="P39" style:family="paragraph" style:parent-style-name="Standard">
      <style:text-properties style:font-name="Arial" fo:font-size="10pt" style:font-name-asian="Monaco" style:font-size-asian="10pt" style:font-name-complex="Monaco" style:font-size-complex="10pt"/>
    </style:style>
    <style:style style:name="P40" style:family="paragraph" style:parent-style-name="Standard">
      <style:text-properties style:font-name="Arial" fo:font-size="10pt" style:font-name-asian="Monaco" style:font-size-asian="10pt" style:font-name-complex="Monaco" style:font-size-complex="10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
    </style:style>
    <style:style style:name="P43" style:family="paragraph" style:parent-style-name="Table_20_Contents">
      <style:text-properties style:font-name="Arial" fo:font-size="12pt" style:font-size-asian="12pt" style:font-size-complex="12pt"/>
    </style:style>
    <style:style style:name="P44" style:family="paragraph" style:parent-style-name="Table_20_Contents">
      <style:text-properties style:font-name="Arial" fo:font-size="12pt" fo:font-weight="bold" style:font-name-asian="Monaco" style:font-size-asian="12pt" style:font-weight-asian="bold" style:font-name-complex="Monaco" style:font-size-complex="12pt" style:font-weight-complex="bold"/>
    </style:style>
    <style:style style:name="P45" style:family="paragraph" style:parent-style-name="Table_20_Contents">
      <style:text-properties style:font-name="Arial" fo:font-size="12pt" style:font-name-asian="Monaco" style:font-size-asian="12pt" style:font-name-complex="Monaco" style:font-size-complex="12pt"/>
    </style:style>
    <style:style style:name="P46" style:family="paragraph" style:parent-style-name="Table_20_Contents">
      <style:text-properties style:font-name="Arial" fo:font-size="12pt" style:font-name-asian="Monaco" style:font-size-asian="12pt" style:font-name-complex="Monaco" style:font-size-complex="12pt"/>
    </style:style>
    <style:style style:name="P47" style:family="paragraph" style:parent-style-name="Heading_20_2">
      <style:text-properties style:font-name="Arial"/>
    </style:style>
    <style:style style:name="P48" style:family="paragraph" style:parent-style-name="Heading_20_2">
      <style:text-properties style:font-name="Arial" fo:font-weight="bold" style:font-weight-asian="bold"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solid" style:text-underline-width="auto" style:text-underline-color="font-color"/>
    </style:style>
    <style:style style:name="T4" style:family="text">
      <style:text-properties fo:color="#000000" fo:font-size="11pt" style:text-underline-style="solid" style:text-underline-width="auto" style:text-underline-color="font-color" style:font-name-asian="Monaco" style:font-size-asian="11pt" style:font-name-complex="Monaco" style:font-size-complex="11pt"/>
    </style:style>
    <style:style style:name="T5" style:family="text">
      <style:text-properties fo:color="#000000" style:font-name-asian="Monaco" style:font-name-complex="Monaco"/>
    </style:style>
    <style:style style:name="T6" style:family="text">
      <style:text-properties fo:color="#000000" style:font-name="Arial"/>
    </style:style>
    <style:style style:name="T7" style:family="text">
      <style:text-properties fo:color="#2a00ff" fo:font-style="italic" style:font-style-asian="italic" style:font-style-complex="italic"/>
    </style:style>
    <style:style style:name="T8" style:family="text">
      <style:text-properties fo:color="#ff6600"/>
    </style:style>
    <style:style style:name="T9" style:family="text">
      <style:text-properties fo:color="#008080"/>
    </style:style>
    <style:style style:name="T10" style:family="text">
      <style:text-properties fo:color="#008080" fo:font-size="11pt" style:font-name-asian="Monaco" style:font-size-asian="11pt" style:font-name-complex="Monaco" style:font-size-complex="11pt"/>
    </style:style>
    <style:style style:name="T11" style:family="text">
      <style:text-properties fo:color="#3f7f7f"/>
    </style:style>
    <style:style style:name="T12" style:family="text">
      <style:text-properties fo:color="#3f7f7f" fo:font-size="11pt" style:font-name-asian="Monaco" style:font-size-asian="11pt" style:font-name-complex="Monaco" style:font-size-complex="11pt"/>
    </style:style>
    <style:style style:name="T13" style:family="text">
      <style:text-properties fo:color="#7f007f"/>
    </style:style>
    <style:style style:name="T14" style:family="text">
      <style:text-properties fo:font-size="11pt" style:font-name-asian="Monaco" style:font-size-asian="11pt" style:font-name-complex="Monaco" style:font-size-complex="11pt"/>
    </style:style>
    <style:style style:name="T15" style:family="text">
      <style:text-properties style:font-name-asian="Monaco" style:font-name-complex="Monaco"/>
    </style:style>
    <style:style style:name="T16"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5"><text:span text:style-name="T8">D</text:span>Tools</text:p>
      <text:p text:style-name="P3"/>
      <text:p text:style-name="P3">Functional spec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Matjaž Cerkvenik</text:p>
      <text:p text:style-name="P4">2015</text:p>
      <text:p text:style-name="P1"/>
      <text:p text:style-name="P27"/>
      <text:p text:style-name="P2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3">1. <text:s/>Introduction<text:tab/>4</text:p>
          <text:p text:style-name="P33">2. <text:s/>General information<text:tab/>5</text:p>
          <text:p text:style-name="P34">2.1 <text:s/>System requirements<text:tab/>5</text:p>
          <text:p text:style-name="P34">2.2 <text:s/>Project in GitHub<text:tab/>5</text:p>
          <text:p text:style-name="P34">2.3 <text:s/>Project setup in Eclipse<text:tab/>5</text:p>
          <text:p text:style-name="P34">2.4 <text:s/>Directory structure<text:tab/>5</text:p>
          <text:p text:style-name="P34">2.5 <text:s/>EEEEE<text:tab/>6</text:p>
          <text:p text:style-name="P34">2.6 <text:s/>DDDDD<text:tab/>7</text:p>
          <text:p text:style-name="P34">2.7 <text:s/>Documentation<text:tab/>7</text:p>
          <text:p text:style-name="P33">3. <text:s/>Updater<text:tab/>8</text:p>
          <text:p text:style-name="P34">3.1 <text:s/>Install script<text:tab/>8</text:p>
          <text:p text:style-name="P35">3.1.1 <text:s/>Copy action<text:tab/>8</text:p>
          <text:p text:style-name="P35">3.1.2 <text:s/>Move action<text:tab/>9</text:p>
          <text:p text:style-name="P35">3.1.3 <text:s/>Delete action<text:tab/>9</text:p>
          <text:p text:style-name="P35">3.1.4 <text:s/>Download action<text:tab/>9</text:p>
          <text:p text:style-name="P34">3.2 <text:s/>WWWWWWWW<text:tab/>10</text:p>
          <text:p text:style-name="P34">3.3 <text:s/>AAAAA<text:tab/>10</text:p>
          <text:p text:style-name="P33">4. <text:s/>Version history<text:tab/>12</text:p>
        </text:index-body>
      </text:table-of-content>
      <text:p text:style-name="P1"/>
      <text:p text:style-name="P1"/>
      <text:p text:style-name="P1"/>
      <text:p text:style-name="P1"/>
      <text:p text:style-name="P1"/>
      <text:h text:style-name="P41" text:outline-level="1">Introduction</text:h>
      <text:p text:style-name="P1">This document describes functionality of DTools application from technical point of view and describes the design of implementation.</text:p>
      <text:p text:style-name="P1"/>
      <text:p text:style-name="P1"/>
      <text:p text:style-name="P1"/>
      <text:p text:style-name="P1"/>
      <text:p text:style-name="P1"/>
      <text:h text:style-name="P42" text:outline-level="1">General information</text:h>
      <text:p text:style-name="P32"/>
      <text:h text:style-name="P47" text:outline-level="2" text:restart-numbering="true" text:start-value="-1">System requirements</text:h>
      <text:p text:style-name="P1">Java 6 or higher is required to run DTools.</text:p>
      <text:p text:style-name="P1">Java must be added to system PATH.</text:p>
      <text:p text:style-name="P1"/>
      <text:p text:style-name="P1">Supported operating systems (tested):</text:p>
      <text:list xml:id="list4683569528447583864" text:style-name="L1">
        <text:list-item>
          <text:p text:style-name="P36">Linux (CentOS 6, CentOS 7, Fedora 17)</text:p>
        </text:list-item>
        <text:list-item>
          <text:p text:style-name="P36">OS X (10.5, 10.7)</text:p>
        </text:list-item>
        <text:list-item>
          <text:p text:style-name="P36">Windows (7)</text:p>
        </text:list-item>
        <text:list-item>
          <text:p text:style-name="P36">Raspbian (Jessie)</text:p>
        </text:list-item>
      </text:list>
      <text:p text:style-name="P1"/>
      <text:p text:style-name="P32"/>
      <text:h text:style-name="Heading_20_2" text:outline-level="2">Project in GitHub</text:h>
      <text:p text:style-name="P1"/>
      <text:p text:style-name="P1">Project is currently stored in GitHub repository:</text:p>
      <text:p text:style-name="P1"/>
      <text:p text:style-name="P1"><text:a xlink:type="simple" xlink:href="https://github.com/matjaz99/DTools" text:style-name="Internet_20_link" text:visited-style-name="Visited_20_Internet_20_Link">https://github.com/matjaz99/DTools</text:a></text:p>
      <text:p text:style-name="P1"/>
      <text:p text:style-name="P1"/>
      <text:p text:style-name="P1">Clone repository to start working on the project:</text:p>
      <text:p text:style-name="P1"/>
      <text:p text:style-name="P1"><text:a xlink:type="simple" xlink:href="https://github.com/matjaz99/DTools.git" text:style-name="Internet_20_link" text:visited-style-name="Visited_20_Internet_20_Link">https://github.com/matjaz99/DTools.git</text:a></text:p>
      <text:p text:style-name="P1"/>
      <text:p text:style-name="P1"/>
      <text:p text:style-name="P1"/>
      <text:h text:style-name="P48" text:outline-level="2">Project setup in Eclipse</text:h>
      <text:p text:style-name="P1">Import as Dynamic Java Project.</text:p>
      <text:p text:style-name="P1"/>
      <text:p text:style-name="P1">Configure Apache Tomcat server. Developed on Tomcat 7.0.57.</text:p>
      <text:p text:style-name="P1"/>
      <text:p text:style-name="P1">Add VM argument to Apache Tomcat running configuration:</text:p>
      <text:p text:style-name="P1"/>
      <text:p text:style-name="P1">-Ddtools.home="/path/to/DTools"</text:p>
      <text:p text:style-name="P1"/>
      <text:p text:style-name="P1"/>
      <text:h text:style-name="Heading_20_2" text:outline-level="2">Directory structure</text:h>
      <text:p text:style-name="P1">Base directory is refered to as $DTOOLS_HOME$ and contains all neccessary files to run application (in development environment or deployment).</text:p>
      <text:p text:style-name="P1"/>
      <text:p text:style-name="P9">$DTOOLS_HOME$</text:p>
      <text:p text:style-name="P9"><text:s text:c="3"/>+----- bin</text:p>
      <text:p text:style-name="P9"><text:s text:c="3"/>+----- build</text:p>
      <text:p text:style-name="P9"><text:soft-page-break/><text:s text:c="3"/>+----- build-update</text:p>
      <text:p text:style-name="P9"><text:s text:c="3"/>+----- config</text:p>
      <text:p text:style-name="P9"><text:s text:c="3"/>+----- dist</text:p>
      <text:p text:style-name="P9"><text:s text:c="3"/>+----- doc</text:p>
      <text:p text:style-name="P9"><text:s text:c="3"/>+----- server</text:p>
      <text:p text:style-name="P9"><text:s text:c="3"/>+----- WebContent</text:p>
      <text:p text:style-name="P1"/>
      <text:p text:style-name="P1"/>
      <text:p text:style-name="P1"/>
      <text:p text:style-name="P1"/>
      <text:p text:style-name="P1"/>
      <table:table table:name="Table4" table:style-name="Table4">
        <table:table-column table:style-name="Table4.A"/>
        <table:table-column table:style-name="Table4.B"/>
        <table:table-row>
          <table:table-cell table:style-name="Table4.A1" office:value-type="string">
            <text:p text:style-name="P11">Directory</text:p>
          </table:table-cell>
          <table:table-cell table:style-name="Table4.B1" office:value-type="string">
            <text:p text:style-name="P11">Description</text:p>
          </table:table-cell>
        </table:table-row>
        <table:table-row>
          <table:table-cell table:style-name="Table4.A2" office:value-type="string">
            <text:p text:style-name="Table_20_Contents">bin</text:p>
          </table:table-cell>
          <table:table-cell table:style-name="Table4.B2" office:value-type="string">
            <text:p text:style-name="Table_20_Contents">Contains scripts for startup and shutdown:</text:p>
            <text:p text:style-name="Table_20_Contents">start.bat and start.sh</text:p>
            <text:p text:style-name="Table_20_Contents">stop.bat and stop.sh</text:p>
            <text:p text:style-name="Table_20_Contents"/>
            <text:p text:style-name="Table_20_Contents">Contains scripts to run update.jar application:</text:p>
            <text:p text:style-name="Table_20_Contents">update.bat and update.sh</text:p>
            <text:p text:style-name="Table_20_Contents">Included in deployment package</text:p>
          </table:table-cell>
        </table:table-row>
        <table:table-row>
          <table:table-cell table:style-name="Table4.A2" office:value-type="string">
            <text:p text:style-name="P21">build</text:p>
          </table:table-cell>
          <table:table-cell table:style-name="Table4.B2" office:value-type="string">
            <text:p text:style-name="P1">Contains compiled java sources</text:p>
            <text:p text:style-name="P1">Not included in deployment package (only development)</text:p>
          </table:table-cell>
        </table:table-row>
        <table:table-row>
          <table:table-cell table:style-name="Table4.A2" office:value-type="string">
            <text:p text:style-name="Table_20_Contents">build-update</text:p>
          </table:table-cell>
          <table:table-cell table:style-name="Table4.B2" office:value-type="string">
            <text:p text:style-name="P1">Contains compiled java sources (for updater only to be build separately)</text:p>
            <text:p text:style-name="P1">Not included in deployment package (only development)</text:p>
          </table:table-cell>
        </table:table-row>
        <table:table-row>
          <table:table-cell table:style-name="Table4.A2" office:value-type="string">
            <text:p text:style-name="Table_20_Contents">config</text:p>
          </table:table-cell>
          <table:table-cell table:style-name="Table4.B2" office:value-type="string">
            <text:p text:style-name="P1">Contains configuration files</text:p>
          </table:table-cell>
        </table:table-row>
        <table:table-row>
          <table:table-cell table:style-name="Table4.A2" office:value-type="string">
            <text:p text:style-name="Table_20_Contents">dist</text:p>
          </table:table-cell>
          <table:table-cell table:style-name="Table4.B2" office:value-type="string">
            <text:p text:style-name="P1">Contains built packages</text:p>
          </table:table-cell>
        </table:table-row>
        <table:table-row>
          <table:table-cell table:style-name="Table4.A2" office:value-type="string">
            <text:p text:style-name="Table_20_Contents">doc</text:p>
          </table:table-cell>
          <table:table-cell table:style-name="Table4.B2" office:value-type="string">
            <text:p text:style-name="P1">Contains documentation: user manual, functional specification, presentation</text:p>
          </table:table-cell>
        </table:table-row>
        <table:table-row>
          <table:table-cell table:style-name="Table4.A2" office:value-type="string">
            <text:p text:style-name="Table_20_Contents">server</text:p>
          </table:table-cell>
          <table:table-cell table:style-name="Table4.B2" office:value-type="string">
            <text:p text:style-name="P1">Contains Apache Tomcat server 7.0.57</text:p>
          </table:table-cell>
        </table:table-row>
        <table:table-row>
          <table:table-cell table:style-name="Table4.A2" office:value-type="string">
            <text:p text:style-name="Table_20_Contents">src</text:p>
          </table:table-cell>
          <table:table-cell table:style-name="Table4.B2" office:value-type="string">
            <text:p text:style-name="P1">Contains Java sources</text:p>
          </table:table-cell>
        </table:table-row>
        <table:table-row>
          <table:table-cell table:style-name="Table4.A2" office:value-type="string">
            <text:p text:style-name="Table_20_Contents">src-update</text:p>
          </table:table-cell>
          <table:table-cell table:style-name="Table4.B2" office:value-type="string">
            <text:p text:style-name="P1">Contains Java sources for updater only</text:p>
          </table:table-cell>
        </table:table-row>
        <table:table-row>
          <table:table-cell table:style-name="Table4.A2" office:value-type="string">
            <text:p text:style-name="Table_20_Contents">WebContent</text:p>
          </table:table-cell>
          <table:table-cell table:style-name="Table4.B2" office:value-type="string">
            <text:p text:style-name="P1">Contains web resources (xhtml, css, images)</text:p>
          </table:table-cell>
        </table:table-row>
        <table:table-row>
          <table:table-cell table:style-name="Table4.A2" office:value-type="string">
            <text:p text:style-name="Table_20_Contents">build.xml</text:p>
          </table:table-cell>
          <table:table-cell table:style-name="Table4.B2" office:value-type="string">
            <text:p text:style-name="P1">Good old Ant buld file for compiling and generating deployment package</text:p>
          </table:table-cell>
        </table:table-row>
        <table:table-row>
          <table:table-cell table:style-name="Table4.A2" office:value-type="string">
            <text:p text:style-name="Table_20_Contents">COPYING</text:p>
          </table:table-cell>
          <table:table-cell table:style-name="Table4.B2" office:value-type="string">
            <text:p text:style-name="P1">GPL v3 license</text:p>
          </table:table-cell>
        </table:table-row>
        <table:table-row>
          <table:table-cell table:style-name="Table4.A2" office:value-type="string">
            <text:p text:style-name="Table_20_Contents">README.md</text:p>
          </table:table-cell>
          <table:table-cell table:style-name="Table4.B2" office:value-type="string">
            <text:p text:style-name="P1">Read me file</text:p>
          </table:table-cell>
        </table:table-row>
      </table:table>
      <text:p text:style-name="P1"/>
      <text:p text:style-name="P1"/>
      <text:p text:style-name="P1"/>
      <text:p text:style-name="P1"/>
      <text:p text:style-name="P1"/>
      <text:h text:style-name="Heading_20_2" text:outline-level="2">EEEE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text:soft-page-break/></text:p>
      <text:p text:style-name="P1"/>
      <text:p text:style-name="P1">Start </text:p>
      <text:p text:style-name="P1"/>
      <text:h text:style-name="Heading_20_2" text:outline-level="2">DDDDD</text:h>
      <text:p text:style-name="P1">Download </text:p>
      <text:p text:style-name="P1"/>
      <text:p text:style-name="P1"/>
      <text:h text:style-name="Heading_20_2" text:outline-level="2">Documentation</text:h>
      <text:p text:style-name="P1">Written in OpenOffice</text:p>
      <text:p text:style-name="P1">Arial font, size 12</text:p>
      <text:p text:style-name="P1">Table background color: No color</text:p>
      <text:p text:style-name="P1">Table header background color: Orange 10</text:p>
      <text:p text:style-name="P1"/>
      <text:p text:style-name="P1"/>
      <text:p text:style-name="P1">User manual</text:p>
      <text:p text:style-name="P1">Functional specification</text:p>
      <text:p text:style-name="P1">Presentation</text:p>
      <text:p text:style-name="P1"/>
      <text:p text:style-name="P1"/>
      <text:p text:style-name="P1"><text:s/></text:p>
      <text:p text:style-name="P1"/>
      <text:p text:style-name="P1"/>
      <text:p text:style-name="P1"/>
      <text:p text:style-name="P1"/>
      <text:h text:style-name="P42" text:outline-level="1">Updater</text:h>
      <text:h text:style-name="Heading_20_2" text:outline-level="2">Install script</text:h>
      <text:p text:style-name="P1">Install script defines actions on files during upgrade procedure. Typical usage of install script is to backup existing configuration, clean Tomcat work directories and download new necessary files.</text:p>
      <text:p text:style-name="P1"/>
      <text:p text:style-name="P1"/>
      <text:p text:style-name="P1">Installation script is retrieved from the server before upgrade procedure starts:</text:p>
      <text:p text:style-name="P1"/>
      <text:p text:style-name="P1"><text:a xlink:type="simple" xlink:href="http://www.matjazcerkvenik.si/projects/download/DTools/1.2.3/install-script.xml" text:style-name="Internet_20_link" text:visited-style-name="Visited_20_Internet_20_Link">http://www.matjazcerkvenik.si/projects/download/DTools/$VERSION$/install-script.xml</text:a></text:p>
      <text:p text:style-name="P1"/>
      <text:p text:style-name="P1">where $VERSION$ must be replaced with concrete version.</text:p>
      <text:p text:style-name="P1"/>
      <text:p text:style-name="P1"/>
      <text:p text:style-name="P1">Install script is xml file that contains a list of &lt;action&gt; elements; each &lt;action&gt; element defines type of operation on files or directories (type attribute):</text:p>
      <text:list xml:id="list6682165924525997129" text:style-name="L2">
        <text:list-item>
          <text:p text:style-name="P37">copy (file or directory)</text:p>
        </text:list-item>
        <text:list-item>
          <text:p text:style-name="P37">move (file or directory)</text:p>
        </text:list-item>
        <text:list-item>
          <text:p text:style-name="P37">delete (file or directory)</text:p>
        </text:list-item>
        <text:list-item>
          <text:p text:style-name="P37">download (file)</text:p>
        </text:list-item>
      </text:list>
      <text:p text:style-name="P1"/>
      <text:p text:style-name="P1">&lt;action&gt; element can contain the following child elements:</text:p>
      <text:list xml:id="list2546428779509888101" text:style-name="L3">
        <text:list-item>
          <text:p text:style-name="P38">&lt;source&gt; - defines source file or directory</text:p>
        </text:list-item>
        <text:list-item>
          <text:p text:style-name="P38">&lt;dest&gt; - defines destination file or directory</text:p>
        </text:list-item>
        <text:list-item>
          <text:p text:style-name="P38">&lt;md5&gt; - defines md5 checksum of downloaded file to check integrity; <text:s/>mandatory only for download action type</text:p>
        </text:list-item>
      </text:list>
      <text:p text:style-name="P1"/>
      <text:p text:style-name="Text_20_body"/>
      <text:p text:style-name="P1"/>
      <text:h text:style-name="Heading_20_3" text:outline-level="3">Copy action</text:h>
      <text:p text:style-name="P1"/>
      <table:table table:name="Table2" table:style-name="Table2">
        <table:table-column table:style-name="Table2.A"/>
        <table:table-column table:style-name="Table2.B"/>
        <table:table-row>
          <table:table-cell table:style-name="Table2.A1" table:number-columns-spanned="2" office:value-type="string">
            <text:p text:style-name="P10"><text:span text:style-name="T9">&lt;</text:span><text:span text:style-name="T11">action</text:span> <text:span text:style-name="T13">type</text:span><text:span text:style-name="T1">=</text:span><text:span text:style-name="T7">"copy"</text:span><text:span text:style-name="T9">&gt;</text:span></text:p>
            <text:p text:style-name="P28"><text:span text:style-name="T1"><text:tab/></text:span><text:span text:style-name="T9">&lt;</text:span><text:span text:style-name="T11">source</text:span><text:span text:style-name="T9">&gt;</text:span><text:span text:style-name="T1">$DTOOLS_HOME$/test</text:span><text:span text:style-name="T9">&lt;/</text:span><text:span text:style-name="T11">source</text:span><text:span text:style-name="T9">&gt;</text:span></text:p>
            <text:p text:style-name="P28"><text:span text:style-name="T1"><text:tab/></text:span><text:span text:style-name="T9">&lt;</text:span><text:span text:style-name="T11">dest</text:span><text:span text:style-name="T9">&gt;</text:span><text:span text:style-name="T1">$DTOOLS_HOME$/test2/test-copy</text:span><text:span text:style-name="T9">&lt;/</text:span><text:span text:style-name="T11">dest</text:span><text:span text:style-name="T9">&gt;</text:span></text:p>
            <text:p text:style-name="P29"><text:span text:style-name="T10">&lt;/</text:span><text:span text:style-name="T12">action</text:span><text:span text:style-name="T10">&gt;</text:span></text:p>
          </table:table-cell>
          <table:covered-table-cell/>
        </table:table-row>
        <table:table-row>
          <table:table-cell table:style-name="Table2.A2" office:value-type="string">
            <text:p text:style-name="P12">&lt;source&gt;</text:p>
          </table:table-cell>
          <table:table-cell table:style-name="Table2.B2" office:value-type="string">
            <text:p text:style-name="P12">Absolute path to source file or directory to be copied.</text:p>
          </table:table-cell>
        </table:table-row>
        <table:table-row>
          <table:table-cell table:style-name="Table2.A2" office:value-type="string">
            <text:p text:style-name="P12">&lt;dest&gt;</text:p>
          </table:table-cell>
          <table:table-cell table:style-name="Table2.B2" office:value-type="string">
            <text:p text:style-name="P12">Absolute path to destination file or directory.</text:p>
            <text:p text:style-name="P12">The filename or directory name may be different as source file.</text:p>
            <text:p text:style-name="P12">Directories on the path will be created automatically if they don't exist.</text:p>
          </table:table-cell>
        </table:table-row>
      </table:table>
      <text:p text:style-name="P1"/>
      <text:p text:style-name="P1"/>
      <text:p text:style-name="P1"/>
      <text:h text:style-name="Heading_20_3" text:outline-level="3"><text:soft-page-break/>Move action</text:h>
      <text:p text:style-name="P1"/>
      <text:p text:style-name="P1">Before moving it is recomended to delete destination file or directory, because move operation will not override the destination file or directory (see delete action)!</text:p>
      <text:p text:style-name="P1"/>
      <table:table table:name="Table3" table:style-name="Table3">
        <table:table-column table:style-name="Table3.A"/>
        <table:table-column table:style-name="Table3.B"/>
        <table:table-row>
          <table:table-cell table:style-name="Table3.A1" table:number-columns-spanned="2" office:value-type="string">
            <text:p text:style-name="P10"><text:span text:style-name="T9">&lt;</text:span><text:span text:style-name="T11">action</text:span><text:span text:style-name="T9"> </text:span><text:span text:style-name="T13">type</text:span><text:span text:style-name="T1">=</text:span><text:span text:style-name="T7">"move"</text:span><text:span text:style-name="T9">&gt;</text:span></text:p>
            <text:p text:style-name="P28"><text:span text:style-name="T1"><text:tab/></text:span><text:span text:style-name="T9">&lt;</text:span><text:span text:style-name="T11">source</text:span><text:span text:style-name="T9">&gt;</text:span><text:span text:style-name="T1">$DTOOLS_HOME$/test</text:span><text:span text:style-name="T9">&lt;/</text:span><text:span text:style-name="T11">source</text:span><text:span text:style-name="T9">&gt;</text:span></text:p>
            <text:p text:style-name="P28"><text:span text:style-name="T1"><text:tab/></text:span><text:span text:style-name="T9">&lt;</text:span><text:span text:style-name="T11">dest</text:span><text:span text:style-name="T9">&gt;</text:span><text:span text:style-name="T1">$DTOOLS_HOME$/test2/test</text:span><text:span text:style-name="T9">&lt;/</text:span><text:span text:style-name="T11">dest</text:span><text:span text:style-name="T9">&gt;</text:span></text:p>
            <text:p text:style-name="P29"><text:span text:style-name="T10">&lt;/</text:span><text:span text:style-name="T12">action</text:span><text:span text:style-name="T10">&gt;</text:span></text:p>
          </table:table-cell>
          <table:covered-table-cell/>
        </table:table-row>
        <table:table-row>
          <table:table-cell table:style-name="Table3.A2" office:value-type="string">
            <text:p text:style-name="P12">&lt;source&gt;</text:p>
          </table:table-cell>
          <table:table-cell table:style-name="Table3.B2" office:value-type="string">
            <text:p text:style-name="P12">Absolute path to source file or directory to be moved.</text:p>
          </table:table-cell>
        </table:table-row>
        <table:table-row>
          <table:table-cell table:style-name="Table3.A2" office:value-type="string">
            <text:p text:style-name="P12">&lt;dest&gt;</text:p>
          </table:table-cell>
          <table:table-cell table:style-name="Table3.B2" office:value-type="string">
            <text:p text:style-name="P12">Absolute path to destination file or directory.</text:p>
            <text:p text:style-name="P12">The filename may be different as source filename.</text:p>
            <text:p text:style-name="P12">If moving directory, the destination directory name must remain the same.</text:p>
            <text:p text:style-name="P12">Directories on the path will be created automatically if they don't exist.</text:p>
          </table:table-cell>
        </table:table-row>
      </table:table>
      <text:p text:style-name="P1"/>
      <text:p text:style-name="P1"/>
      <text:p text:style-name="P1"/>
      <text:h text:style-name="Heading_20_3" text:outline-level="3">Delete action</text:h>
      <text:p text:style-name="P1"/>
      <table:table table:name="Table5" table:style-name="Table5">
        <table:table-column table:style-name="Table5.A"/>
        <table:table-column table:style-name="Table5.B"/>
        <table:table-row>
          <table:table-cell table:style-name="Table5.A1" table:number-columns-spanned="2" office:value-type="string">
            <text:p text:style-name="P10"><text:span text:style-name="T9">&lt;</text:span><text:span text:style-name="T11">action</text:span><text:span text:style-name="T9"> </text:span><text:span text:style-name="T13">type</text:span><text:span text:style-name="T1">=</text:span><text:span text:style-name="T7">"delete"</text:span><text:span text:style-name="T9">&gt;</text:span></text:p>
            <text:p text:style-name="P28"><text:span text:style-name="T1"><text:tab/></text:span><text:span text:style-name="T9">&lt;</text:span><text:span text:style-name="T11">source</text:span><text:span text:style-name="T9">&gt;</text:span><text:span text:style-name="T1">$DTOOLS_HOME$/test/doc/DTools User Manual.odt</text:span><text:span text:style-name="T9">&lt;/</text:span><text:span text:style-name="T11">source</text:span><text:span text:style-name="T9">&gt;</text:span></text:p>
            <text:p text:style-name="P29"><text:span text:style-name="T10">&lt;/</text:span><text:span text:style-name="T12">action</text:span><text:span text:style-name="T10">&gt;</text:span></text:p>
          </table:table-cell>
          <table:covered-table-cell/>
        </table:table-row>
        <table:table-row>
          <table:table-cell table:style-name="Table5.A2" office:value-type="string">
            <text:p text:style-name="P12">&lt;source&gt;</text:p>
          </table:table-cell>
          <table:table-cell table:style-name="Table5.B2" office:value-type="string">
            <text:p text:style-name="P12">Absolute path to source file or directory to be deleted.</text:p>
            <text:p text:style-name="P12">If deleting directory, all files and subdirectories will be deleted.</text:p>
          </table:table-cell>
        </table:table-row>
        <table:table-row>
          <table:table-cell table:style-name="Table5.A2" office:value-type="string">
            <text:p text:style-name="P12">&lt;dest&gt;</text:p>
          </table:table-cell>
          <table:table-cell table:style-name="Table5.B2" office:value-type="string">
            <text:p text:style-name="P12">Not required</text:p>
          </table:table-cell>
        </table:table-row>
      </table:table>
      <text:p text:style-name="P1"/>
      <text:p text:style-name="P1"/>
      <text:p text:style-name="P1"/>
      <text:h text:style-name="Heading_20_3" text:outline-level="3">Download action</text:h>
      <text:p text:style-name="P1"/>
      <table:table table:name="Table11" table:style-name="Table11">
        <table:table-column table:style-name="Table11.A"/>
        <table:table-column table:style-name="Table11.B"/>
        <table:table-row>
          <table:table-cell table:style-name="Table11.A1" table:number-columns-spanned="2" office:value-type="string">
            <text:p text:style-name="P10"><text:span text:style-name="T9">&lt;</text:span><text:span text:style-name="T11">action</text:span><text:span text:style-name="T9"> </text:span><text:span text:style-name="T13">type</text:span><text:span text:style-name="T1">=</text:span><text:span text:style-name="T7">"download"</text:span><text:span text:style-name="T9">&gt;</text:span></text:p>
            <text:p text:style-name="P28"><text:span text:style-name="T1"><text:tab/></text:span><text:span text:style-name="T9">&lt;</text:span><text:span text:style-name="T11">source</text:span><text:span text:style-name="T9">&gt;</text:span><text:span text:style-name="T1">http://hostname/downloads/$VERSION$/DTools.war</text:span><text:span text:style-name="T9">&lt;/</text:span><text:span text:style-name="T11">source</text:span><text:span text:style-name="T9">&gt;</text:span></text:p>
            <text:p text:style-name="P28"><text:span text:style-name="T1"><text:tab/></text:span><text:span text:style-name="T9">&lt;</text:span><text:span text:style-name="T11">dest</text:span><text:span text:style-name="T9">&gt;</text:span><text:span text:style-name="T1">$DTOOLS_HOM</text:span><text:span text:style-name="T2">E$/apache-tomcat/webapps/DTools.war</text:span><text:span text:style-name="T9">&lt;/</text:span><text:span text:style-name="T11">dest</text:span><text:span text:style-name="T9">&gt;</text:span></text:p>
            <text:p text:style-name="P28"><text:span text:style-name="T1"><text:tab/></text:span><text:span text:style-name="T9">&lt;</text:span><text:span text:style-name="T11">md5</text:span><text:span text:style-name="T9">&gt;</text:span><text:span text:style-name="T1">2761e0a1f6d3691bcea85e2b0219bee3</text:span><text:span text:style-name="T9">&lt;/</text:span><text:span text:style-name="T11">md5</text:span><text:span text:style-name="T9">&gt;</text:span></text:p>
            <text:p text:style-name="P29"><text:span text:style-name="T10">&lt;/</text:span><text:span text:style-name="T12">action</text:span><text:span text:style-name="T10">&gt;</text:span></text:p>
          </table:table-cell>
          <table:covered-table-cell/>
        </table:table-row>
        <table:table-row>
          <table:table-cell table:style-name="Table11.A2" office:value-type="string">
            <text:p text:style-name="P12">&lt;source&gt;</text:p>
          </table:table-cell>
          <table:table-cell table:style-name="Table11.B2" office:value-type="string">
            <text:p text:style-name="P12">URL of source file.</text:p>
          </table:table-cell>
        </table:table-row>
        <table:table-row>
          <table:table-cell table:style-name="Table11.A2" office:value-type="string">
            <text:p text:style-name="P12">&lt;dest&gt;</text:p>
          </table:table-cell>
          <table:table-cell table:style-name="Table11.B2" office:value-type="string">
            <text:p text:style-name="P12">Absolute path to destination file.</text:p>
          </table:table-cell>
        </table:table-row>
        <table:table-row>
          <table:table-cell table:style-name="Table11.A2" office:value-type="string">
            <text:p text:style-name="P12">&lt;md5&gt;</text:p>
          </table:table-cell>
          <table:table-cell table:style-name="Table11.B2" office:value-type="string">
            <text:p text:style-name="P12">MD5 checksum of downloaded file.</text:p>
            <text:p text:style-name="P12">Mandatory for download action.</text:p>
          </table:table-cell>
        </table:table-row>
      </table:table>
      <text:p text:style-name="P1"/>
      <text:p text:style-name="P1"/>
      <text:p text:style-name="Text_20_body"/>
      <text:p text:style-name="Text_20_body"><text:soft-page-break/></text:p>
      <text:p text:style-name="Text_20_body"/>
      <text:h text:style-name="Heading_20_2" text:outline-level="2">WWWWWWWW</text:h>
      <text:p text:style-name="Text_20_body">DTools </text:p>
      <text:p text:style-name="Text_20_body"/>
      <text:h text:style-name="P47" text:outline-level="2">AAAAA</text:h>
      <text:p text:style-name="P1">By </text:p>
      <text:p text:style-name="P1"/>
      <text:p text:style-name="P1"/>
      <text:p text:style-name="P1"/>
      <text:p text:style-name="P1"/>
      <text:p text:style-name="P1"/>
      <text:p text:style-name="P1"/>
      <text:p text:style-name="P1"/>
      <text:p text:style-name="P1"/>
      <text:p text:style-name="P6">Ping</text:p>
      <text:p text:style-name="P1"/>
      <text:p text:style-name="P1">Several types of pings are used to test connection with node.</text:p>
      <text:p text:style-name="P1"/>
      <text:p text:style-name="P1"/>
      <table:table table:name="Table1" table:style-name="Table1">
        <table:table-column table:style-name="Table1.A"/>
        <table:table-column table:style-name="Table1.B"/>
        <table:table-row>
          <table:table-cell table:style-name="Table1.A1" office:value-type="string">
            <text:p text:style-name="P13">Monitoring Class</text:p>
          </table:table-cell>
          <table:table-cell table:style-name="Table1.B1" office:value-type="string">
            <text:p text:style-name="P13">Description</text:p>
          </table:table-cell>
        </table:table-row>
        <table:table-row>
          <table:table-cell table:style-name="Table1.A2" office:value-type="string">
            <text:p text:style-name="P12">ICMP_PING</text:p>
          </table:table-cell>
          <table:table-cell table:style-name="Table1.B2" office:value-type="string">
            <text:p text:style-name="P12">Java implementation of ICMP ping (isAvailable()).</text:p>
            <text:p text:style-name="P12">Requires no arguments.</text:p>
          </table:table-cell>
        </table:table-row>
        <table:table-row>
          <table:table-cell table:style-name="Table1.A2" office:value-type="string">
            <text:p text:style-name="P12">PORT_PING</text:p>
          </table:table-cell>
          <table:table-cell table:style-name="Table1.B2" office:value-type="string">
            <text:p text:style-name="P12">Try connecting to specified port; if connection is successful the port is opened by a process or application.</text:p>
            <text:p text:style-name="P12"/>
            <text:p text:style-name="P12">Arguments:</text:p>
            <text:p text:style-name="P12">port</text:p>
          </table:table-cell>
        </table:table-row>
        <table:table-row>
          <table:table-cell table:style-name="Table1.A2" office:value-type="string">
            <text:p text:style-name="P12">HTTP_PING</text:p>
          </table:table-cell>
          <table:table-cell table:style-name="Table1.B2" office:value-type="string">
            <text:p text:style-name="P12">Retrieve HTTP error code from the server.</text:p>
            <text:p text:style-name="P12"/>
            <text:p text:style-name="P12">Arguments:</text:p>
            <text:p text:style-name="P12">url</text:p>
          </table:table-cell>
        </table:table-row>
      </table:table>
      <text:p text:style-name="P1"/>
      <text:p text:style-name="P1"/>
      <text:p text:style-name="P1"/>
      <text:p text:style-name="P1">Error codes</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13">Error code</text:p>
          </table:table-cell>
          <table:table-cell table:style-name="Table8.A1" office:value-type="string">
            <text:p text:style-name="P13">Description</text:p>
          </table:table-cell>
          <table:table-cell table:style-name="Table8.C1" office:value-type="string">
            <text:p text:style-name="P13">Icon</text:p>
          </table:table-cell>
        </table:table-row>
        <table:table-row>
          <table:table-cell table:style-name="Table8.A2" office:value-type="float" office:value="0">
            <text:p text:style-name="P12">0</text:p>
          </table:table-cell>
          <table:table-cell table:style-name="Table8.B2" office:value-type="string">
            <text:p text:style-name="P12">Successful response</text:p>
          </table:table-cell>
          <table:table-cell table:style-name="Table8.C2" office:value-type="string">
            <text:p text:style-name="P12">Green</text:p>
          </table:table-cell>
        </table:table-row>
        <table:table-row>
          <table:table-cell table:style-name="Table8.A2" office:value-type="float" office:value="1">
            <text:p text:style-name="P12">1</text:p>
          </table:table-cell>
          <table:table-cell table:style-name="Table8.B2" office:value-type="string">
            <text:p text:style-name="P12">Reserved</text:p>
          </table:table-cell>
          <table:table-cell table:style-name="Table8.C2" office:value-type="string">
            <text:p text:style-name="P12"/>
          </table:table-cell>
        </table:table-row>
        <table:table-row>
          <table:table-cell table:style-name="Table8.A2" office:value-type="float" office:value="10">
            <text:p text:style-name="P12">10</text:p>
          </table:table-cell>
          <table:table-cell table:style-name="Table8.B2" office:value-type="string">
            <text:p text:style-name="P12">UnknownHostException</text:p>
          </table:table-cell>
          <table:table-cell table:style-name="Table8.C2" office:value-type="string">
            <text:p text:style-name="P12">Yellow</text:p>
          </table:table-cell>
        </table:table-row>
        <table:table-row>
          <table:table-cell table:style-name="Table8.A2">
            <text:p text:style-name="P12"/>
          </table:table-cell>
          <table:table-cell table:style-name="Table8.B2" office:value-type="string">
            <text:p text:style-name="P12"/>
          </table:table-cell>
          <table:table-cell table:style-name="Table8.C2" office:value-type="string">
            <text:p text:style-name="P12"/>
          </table:table-cell>
        </table:table-row>
        <table:table-row>
          <table:table-cell table:style-name="Table8.A2">
            <text:p text:style-name="P12"/>
          </table:table-cell>
          <table:table-cell table:style-name="Table8.B2" office:value-type="string">
            <text:p text:style-name="P12"/>
          </table:table-cell>
          <table:table-cell table:style-name="Table8.C2" office:value-type="string">
            <text:p text:style-name="P12"/>
          </table:table-cell>
        </table:table-row>
        <text:soft-page-break/>
        <table:table-row>
          <table:table-cell table:style-name="Table8.A2">
            <text:p text:style-name="P12"/>
          </table:table-cell>
          <table:table-cell table:style-name="Table8.B2" office:value-type="string">
            <text:p text:style-name="P12"/>
          </table:table-cell>
          <table:table-cell table:style-name="Table8.C2" office:value-type="string">
            <text:p text:style-name="P12"/>
          </table:table-cell>
        </table:table-row>
        <table:table-row>
          <table:table-cell table:style-name="Table8.A2">
            <text:p text:style-name="P12"/>
          </table:table-cell>
          <table:table-cell table:style-name="Table8.B2" office:value-type="string">
            <text:p text:style-name="P12"/>
          </table:table-cell>
          <table:table-cell table:style-name="Table8.C2" office:value-type="string">
            <text:p text:style-name="P12"/>
          </table:table-cell>
        </table:table-row>
        <table:table-row>
          <table:table-cell table:style-name="Table8.A2" office:value-type="float" office:value="99">
            <text:p text:style-name="P12">99</text:p>
          </table:table-cell>
          <table:table-cell table:style-name="Table8.B2" office:value-type="string">
            <text:p text:style-name="P12">Exception</text:p>
          </table:table-cell>
          <table:table-cell table:style-name="Table8.C2" office:value-type="string">
            <text:p text:style-name="P12">Red</text:p>
          </table:table-cell>
        </table:table-row>
      </table:table>
      <text:p text:style-name="P1"/>
      <text:p text:style-name="P1"/>
      <text:p text:style-name="P1"/>
      <text:p text:style-name="P1"/>
      <text:p text:style-name="P1"/>
      <text:p text:style-name="P1"/>
      <text:p text:style-name="P1"/>
      <text:p text:style-name="P1"/>
      <text:p text:style-name="P1"/>
      <text:p text:style-name="P1">Node statistics</text:p>
      <text:p text:style-name="P1"/>
      <text:p text:style-name="P1">Node availability</text:p>
      <text:p text:style-name="P1"/>
      <text:p text:style-name="P1">Node availability shows pie chart how much time the node was reachable (in %) in the last N hours.</text:p>
      <text:p text:style-name="P1">Node UP is considered only when returned errorCode for ICMP ping is 1 (OK).</text:p>
      <text:p text:style-name="P1">Node DOWN is considered when:</text:p>
      <text:p text:style-name="P1">ICMP ping was unsuccessful</text:p>
      <text:p text:style-name="P1">monitoring was not running</text:p>
      <text:p text:style-name="P1">DTools server was shutdown</text:p>
      <text:p text:style-name="P1"/>
      <text:p text:style-name="P1"/>
      <text:p text:style-name="P1"/>
      <text:p text:style-name="P1">Implementation</text:p>
      <text:p text:style-name="P1"/>
      <text:p text:style-name="P1">Create empty box for each minute interval.</text:p>
      <text:p text:style-name="P1">Parse ping.log file and distribute ping statuses in corresponding interval.</text:p>
      <text:p text:style-name="P1">Then simply count boxes with UP and DOWN statuses and calculate percentage.</text:p>
      <text:p text:style-name="P1"/>
      <text:p text:style-name="P1"/>
      <text:p text:style-name="P1">Example</text:p>
      <text:p text:style-name="P1"/>
      <text:p text:style-name="P1">History = 3 hours</text:p>
      <text:p text:style-name="P1"/>
      <text:p text:style-name="P1">Create 180 empty boxes. First box starts at time T and has time frame of T + 60 sec; next box starts at T + 60 and ends at T + 120 and so on.</text:p>
      <text:p text:style-name="P1">Parse log file and find a box where to put corresponding PingStatus according to its start time.</text:p>
      <text:p text:style-name="P1">Statuses older than 3 hours will not fit into any box.</text:p>
      <text:p text:style-name="P1"/>
      <text:p text:style-name="P1">Warning</text:p>
      <text:p text:style-name="P1">Node availability can show inacurate data if the ping interval is changed.</text:p>
      <text:p text:style-name="P1">First the calculations are rounded to nearest integer value (float not supported).</text:p>
      <text:p text:style-name="P1">Second, let's say the ping interval is 5 minutes and is shortened to 1 minute. Then the node availability chart (which calculates 1 minute intervals) will show that 4 out of 5 minutes the node was down although it wasn't. After some time, when enough data with changed interval is collected, the availability will show correct picture.</text:p>
      <text:p text:style-name="P1"/>
      <text:p text:style-name="P1"><text:soft-page-break/></text:p>
      <text:p text:style-name="P1"/>
      <text:p text:style-name="P1">The deviatiations in charts depend on the ping interval and the timing when 'Generate chart' button is pressed. Deviations can also occur because of rounding the calculations to the nearest integer value.</text:p>
      <text:p text:style-name="P1"/>
      <text:p text:style-name="P1">Example 1:</text:p>
      <text:p text:style-name="P1">If ping is sent each minute, then after half an hour the availability chart should show exactly 50% availability. Instead it shows only 48% or 53%, depends when the last ping was sent and when the 'Generate chart' button was pressed.</text:p>
      <text:p text:style-name="P1"/>
      <text:p text:style-name="P1">Example 2:</text:p>
      <text:p text:style-name="P1">Ping interval is 1 hour and chart is generated for the last hour. If 'Generate chart' button is pressed at 0:59:59 the chart will show 0% availability, while one second later it will show 100% availability in the last hour.</text:p>
      <text:p text:style-name="P1"/>
      <text:p text:style-name="P1"/>
      <text:p text:style-name="P1"/>
      <text:p text:style-name="P1"/>
      <text:h text:style-name="P41" text:outline-level="1">Version history</text:h>
      <text:p text:style-name="P1"/>
      <text:p text:style-name="P1"/>
      <table:table table:name="Table23" table:style-name="Table23">
        <table:table-column table:style-name="Table23.A"/>
        <table:table-column table:style-name="Table23.B"/>
        <table:table-row>
          <table:table-cell table:style-name="Table23.A1" office:value-type="float" office:value="0">
            <text:p text:style-name="P12">Version:</text:p>
          </table:table-cell>
          <table:table-cell table:style-name="Table23.B1" office:value-type="float" office:value="0">
            <text:p text:style-name="P25">x</text:p>
          </table:table-cell>
        </table:table-row>
        <table:table-row>
          <table:table-cell table:style-name="Table23.A2" office:value-type="float" office:value="0">
            <text:p text:style-name="P12">Release date:</text:p>
          </table:table-cell>
          <table:table-cell table:style-name="Table23.B2">
            <text:p text:style-name="P26"/>
          </table:table-cell>
        </table:table-row>
        <table:table-row>
          <table:table-cell table:style-name="Table23.A2" office:value-type="float" office:value="0">
            <text:p text:style-name="P12">Notes:</text:p>
          </table:table-cell>
          <table:table-cell table:style-name="Table23.B2">
            <text:p text:style-name="P12"/>
          </table:table-cell>
        </table:table-row>
        <table:table-row>
          <table:table-cell table:style-name="Table23.B2" table:number-columns-spanned="2">
            <text:p text:style-name="P10"/>
          </table:table-cell>
          <table:covered-table-cell/>
        </table:table-row>
      </table:table>
      <text:p text:style-name="P1"/>
      <text:p text:style-name="P1"/>
      <text:p text:style-name="P1"/>
      <table:table table:name="Table45" table:style-name="Table45">
        <table:table-column table:style-name="Table45.A"/>
        <table:table-column table:style-name="Table45.B"/>
        <table:table-row>
          <table:table-cell table:style-name="Table45.A1" office:value-type="float" office:value="0">
            <text:p text:style-name="P21">Version:</text:p>
          </table:table-cell>
          <table:table-cell table:style-name="Table45.B1" office:value-type="float" office:value="0">
            <text:p text:style-name="P22">5.2.1-beta.01</text:p>
          </table:table-cell>
        </table:table-row>
        <table:table-row>
          <table:table-cell table:style-name="Table45.A2" office:value-type="float" office:value="0">
            <text:p text:style-name="P21">Release date:</text:p>
          </table:table-cell>
          <table:table-cell table:style-name="Table45.B2" office:value-type="float" office:value="0">
            <text:p text:style-name="P23">10. june 2016</text:p>
          </table:table-cell>
        </table:table-row>
        <table:table-row>
          <table:table-cell table:style-name="Table45.A2" office:value-type="float" office:value="0">
            <text:p text:style-name="P21">Notes:</text:p>
          </table:table-cell>
          <table:table-cell table:style-name="Table45.B2">
            <text:p text:style-name="P21"/>
          </table:table-cell>
        </table:table-row>
        <table:table-row>
          <table:table-cell table:style-name="Table45.B2" table:number-columns-spanned="2" office:value-type="float" office:value="0">
            <text:p text:style-name="P39">- chart size configurable in properties</text:p>
            <text:p text:style-name="P39">- bug fixes</text:p>
          </table:table-cell>
          <table:covered-table-cell/>
        </table:table-row>
      </table:table>
      <text:p text:style-name="P1"/>
      <text:p text:style-name="P1"/>
      <text:p text:style-name="P1"/>
      <table:table table:name="Table39" table:style-name="Table39">
        <table:table-column table:style-name="Table39.A"/>
        <table:table-column table:style-name="Table39.B"/>
        <table:table-row>
          <table:table-cell table:style-name="Table39.A1" office:value-type="float" office:value="0">
            <text:p text:style-name="P12">Version:</text:p>
          </table:table-cell>
          <table:table-cell table:style-name="Table39.B1" office:value-type="float" office:value="0">
            <text:p text:style-name="P19">5.2.1-alpha.02</text:p>
          </table:table-cell>
        </table:table-row>
        <table:table-row>
          <table:table-cell table:style-name="Table39.A2" office:value-type="float" office:value="0">
            <text:p text:style-name="P21">Release date:</text:p>
          </table:table-cell>
          <table:table-cell table:style-name="Table39.B2" office:value-type="float" office:value="0">
            <text:p text:style-name="P23">9. june 2016</text:p>
          </table:table-cell>
        </table:table-row>
        <table:table-row>
          <table:table-cell table:style-name="Table39.A2" office:value-type="float" office:value="0">
            <text:p text:style-name="P21">Notes:</text:p>
          </table:table-cell>
          <table:table-cell table:style-name="Table39.B2">
            <text:p text:style-name="P21"/>
          </table:table-cell>
        </table:table-row>
        <table:table-row>
          <table:table-cell table:style-name="Table39.B2" table:number-columns-spanned="2" office:value-type="float" office:value="0">
            <text:p text:style-name="P7">- added availability chart</text:p>
            <text:p text:style-name="P30">- added ping response time charts</text:p>
            <text:p text:style-name="P30">- <text:span text:style-name="T1">addred</text:span> ping response time histogram chart</text:p>
            <text:p text:style-name="P30">- stop monitoring on shutdown</text:p>
            <text:p text:style-name="P30">- stop clean thread on shutdown</text:p>
            <text:p text:style-name="P30">- show ajax status when generating chart</text:p>
            <text:p text:style-name="P30"><text:span text:style-name="T16">- added </text:span><text:span text:style-name="T6">javadoc</text:span></text:p>
            <text:p text:style-name="P30">- code optimization and refactoring</text:p>
            <text:p text:style-name="P30">- minor bug fixes</text:p>
          </table:table-cell>
          <table:covered-table-cell/>
        </table:table-row>
      </table:table>
      <text:p text:style-name="P1"/>
      <text:p text:style-name="P1"/>
      <text:p text:style-name="P1"/>
      <table:table table:name="Table40" table:style-name="Table40">
        <table:table-column table:style-name="Table40.A"/>
        <table:table-column table:style-name="Table40.B"/>
        <table:table-row>
          <table:table-cell table:style-name="Table40.A1" office:value-type="float" office:value="0">
            <text:p text:style-name="P17">Version:</text:p>
          </table:table-cell>
          <table:table-cell table:style-name="Table40.B1" office:value-type="float" office:value="0">
            <text:p text:style-name="P19">5.2.1-alpha.01</text:p>
          </table:table-cell>
        </table:table-row>
        <table:table-row>
          <table:table-cell table:style-name="Table40.A2" office:value-type="float" office:value="0">
            <text:p text:style-name="P17">Release date:</text:p>
          </table:table-cell>
          <table:table-cell table:style-name="Table40.B2" office:value-type="float" office:value="42216">
            <text:p text:style-name="P18">25. may 2016</text:p>
          </table:table-cell>
        </table:table-row>
        <table:table-row>
          <table:table-cell table:style-name="Table40.A2" office:value-type="float" office:value="0">
            <text:p text:style-name="P17">Notes:</text:p>
          </table:table-cell>
          <table:table-cell table:style-name="Table40.B2">
            <text:p text:style-name="P17"/>
          </table:table-cell>
        </table:table-row>
        <table:table-row>
          <table:table-cell table:style-name="Table40.B2" table:number-columns-spanned="2" office:value-type="float" office:value="0">
            <text:p text:style-name="P7">- it's time to move the versions upwards, from 0.5.2 to 5.2.1</text:p>
            <text:p text:style-name="P30">- statistics support and drawing charts</text:p>
            <text:p text:style-name="P31"><text:span text:style-name="T15">- clean thread to periodically clean </text:span><text:span text:style-name="T5">temp</text:span><text:span text:style-name="T15"> </text:span><text:span text:style-name="T5">dir</text:span></text:p>
          </table:table-cell>
          <table:covered-table-cell/>
        </table:table-row>
      </table:table>
      <text:p text:style-name="P1"/>
      <text:p text:style-name="P1"/>
      <text:p text:style-name="P1"/>
      <table:table table:name="Table41" table:style-name="Table41">
        <table:table-column table:style-name="Table41.A"/>
        <table:table-column table:style-name="Table41.B"/>
        <table:table-row>
          <table:table-cell table:style-name="Table41.A1" office:value-type="float" office:value="0">
            <text:p text:style-name="P17">Version:</text:p>
          </table:table-cell>
          <table:table-cell table:style-name="Table41.B1" office:value-type="float" office:value="0">
            <text:p text:style-name="P19">0.5.2</text:p>
          </table:table-cell>
        </table:table-row>
        <table:table-row>
          <table:table-cell table:style-name="Table41.A2" office:value-type="float" office:value="0">
            <text:p text:style-name="P17">Release date:</text:p>
          </table:table-cell>
          <table:table-cell table:style-name="Table41.B2" office:value-type="float" office:value="42216">
            <text:p text:style-name="P18">26. <text:span text:style-name="T1">april</text:span> 2016</text:p>
          </table:table-cell>
        </table:table-row>
        <table:table-row>
          <table:table-cell table:style-name="Table41.A2" office:value-type="float" office:value="0">
            <text:p text:style-name="P17">Notes:</text:p>
          </table:table-cell>
          <table:table-cell table:style-name="Table41.B2">
            <text:p text:style-name="P17"/>
          </table:table-cell>
        </table:table-row>
        <text:soft-page-break/>
        <table:table-row>
          <table:table-cell table:style-name="Table41.B2" table:number-columns-spanned="2" office:value-type="float" office:value="0">
            <text:p text:style-name="P7">- add/delete network location button</text:p>
            <text:p text:style-name="P30">- fixed template files for configuration</text:p>
            <text:p text:style-name="P30">- fixed active items to show properly for each location</text:p>
            <text:p text:style-name="P30">- fixed bug if no location files exist - create default one</text:p>
            <text:p text:style-name="P30">- renamed NetworkNodesBean to NetworkBean</text:p>
            <text:p text:style-name="P30">- fixed bug with refreshing after create/delete location</text:p>
          </table:table-cell>
          <table:covered-table-cell/>
        </table:table-row>
      </table:table>
      <text:p text:style-name="P1"/>
      <text:p text:style-name="P1"/>
      <text:p text:style-name="P1"/>
      <text:p text:style-name="P1"/>
      <table:table table:name="Table42" table:style-name="Table42">
        <table:table-column table:style-name="Table42.A"/>
        <table:table-column table:style-name="Table42.B"/>
        <table:table-row>
          <table:table-cell table:style-name="Table42.A1" office:value-type="float" office:value="0">
            <text:p text:style-name="P17">Version:</text:p>
          </table:table-cell>
          <table:table-cell table:style-name="Table42.B1" office:value-type="float" office:value="0">
            <text:p text:style-name="P19">0.5.2-beta.01</text:p>
          </table:table-cell>
        </table:table-row>
        <table:table-row>
          <table:table-cell table:style-name="Table42.A2" office:value-type="float" office:value="0">
            <text:p text:style-name="P17">Release date:</text:p>
          </table:table-cell>
          <table:table-cell table:style-name="Table42.B2" office:value-type="float" office:value="42216">
            <text:p text:style-name="P18">7. <text:span text:style-name="T1">april</text:span> 2016</text:p>
          </table:table-cell>
        </table:table-row>
        <table:table-row>
          <table:table-cell table:style-name="Table42.A2" office:value-type="float" office:value="0">
            <text:p text:style-name="P17">Notes:</text:p>
          </table:table-cell>
          <table:table-cell table:style-name="Table42.B2">
            <text:p text:style-name="P17"/>
          </table:table-cell>
        </table:table-row>
        <table:table-row>
          <table:table-cell table:style-name="Table42.B2" table:number-columns-spanned="2" office:value-type="float" office:value="0">
            <text:p text:style-name="P7">- network locations</text:p>
            <text:p text:style-name="P30">- <text:span text:style-name="T1">autodiscovery</text:span> - show total number of IP addresses to scan</text:p>
            <text:p text:style-name="P30">- <text:span text:style-name="T1">autodiscovery</text:span> - progress bar</text:p>
            <text:p text:style-name="P30">- show number of nodes in the list (network view)</text:p>
            <text:p text:style-name="P30">- fixed bug in updater - if running with -d argument, it doesn't show 'Do you want to upgrade'</text:p>
          </table:table-cell>
          <table:covered-table-cell/>
        </table:table-row>
      </table:table>
      <text:p text:style-name="P1"/>
      <text:p text:style-name="P1"/>
      <text:p text:style-name="P1"/>
      <text:p text:style-name="P1"/>
      <table:table table:name="Table43" table:style-name="Table43">
        <table:table-column table:style-name="Table43.A"/>
        <table:table-column table:style-name="Table43.B"/>
        <table:table-row>
          <table:table-cell table:style-name="Table43.A1" office:value-type="float" office:value="0">
            <text:p text:style-name="P12">Version:</text:p>
          </table:table-cell>
          <table:table-cell table:style-name="Table43.B1" office:value-type="float" office:value="0">
            <text:p text:style-name="P25">0.5.1</text:p>
          </table:table-cell>
        </table:table-row>
        <table:table-row>
          <table:table-cell table:style-name="Table43.A2" office:value-type="float" office:value="0">
            <text:p text:style-name="P12">Release date:</text:p>
          </table:table-cell>
          <table:table-cell table:style-name="Table43.B2" office:value-type="float" office:value="42216">
            <text:p text:style-name="P26">12. march 2016</text:p>
          </table:table-cell>
        </table:table-row>
        <table:table-row>
          <table:table-cell table:style-name="Table43.A2" office:value-type="float" office:value="0">
            <text:p text:style-name="P12">Notes:</text:p>
          </table:table-cell>
          <table:table-cell table:style-name="Table43.B2">
            <text:p text:style-name="P12"/>
          </table:table-cell>
        </table:table-row>
        <table:table-row>
          <table:table-cell table:style-name="Table43.B2" table:number-columns-spanned="2" office:value-type="float" office:value="0">
            <text:p text:style-name="P10">- active items in home view</text:p>
            <text:p text:style-name="P29"><text:span text:style-name="T14">- yellow status icon if </text:span><text:span text:style-name="T4">http</text:span><text:span text:style-name="T14"> ping returns error response</text:span></text:p>
          </table:table-cell>
          <table:covered-table-cell/>
        </table:table-row>
      </table:table>
      <text:p text:style-name="P1"/>
      <text:p text:style-name="P1"/>
      <text:p text:style-name="P1"/>
      <text:p text:style-name="P1"/>
      <table:table table:name="Table44" table:style-name="Table44">
        <table:table-column table:style-name="Table44.A"/>
        <table:table-column table:style-name="Table44.B"/>
        <table:table-row>
          <table:table-cell table:style-name="Table44.A1" office:value-type="float" office:value="0">
            <text:p text:style-name="P12">Version:</text:p>
          </table:table-cell>
          <table:table-cell table:style-name="Table44.B1" office:value-type="float" office:value="0">
            <text:p text:style-name="P25">0.5.1-beta.01</text:p>
          </table:table-cell>
        </table:table-row>
        <table:table-row>
          <table:table-cell table:style-name="Table44.A2" office:value-type="float" office:value="0">
            <text:p text:style-name="P12">Release date:</text:p>
          </table:table-cell>
          <table:table-cell table:style-name="Table44.B2" office:value-type="float" office:value="42216">
            <text:p text:style-name="P26">9. march 2016</text:p>
          </table:table-cell>
        </table:table-row>
        <table:table-row>
          <table:table-cell table:style-name="Table44.A2" office:value-type="float" office:value="0">
            <text:p text:style-name="P12">Notes:</text:p>
          </table:table-cell>
          <table:table-cell table:style-name="Table44.B2">
            <text:p text:style-name="P12"/>
          </table:table-cell>
        </table:table-row>
        <table:table-row>
          <table:table-cell table:style-name="Table44.B2" table:number-columns-spanned="2" office:value-type="float" office:value="0">
            <text:p text:style-name="P10">- style fixes</text:p>
            <text:p text:style-name="P28">- footer</text:p>
            <text:p text:style-name="P28">- <text:span text:style-name="T3">autodiscovery</text:span> overlay panel</text:p>
            <text:p text:style-name="P28">- moved all beans to beans package</text:p>
            <text:p text:style-name="P28">- ping logger</text:p>
            <text:p text:style-name="P28">- bug fixes</text:p>
          </table:table-cell>
          <table:covered-table-cell/>
        </table:table-row>
      </table:table>
      <text:p text:style-name="P1"/>
      <text:p text:style-name="P1"/>
      <text:p text:style-name="P1"/>
      <text:p text:style-name="P1"/>
      <table:table table:name="Table31" table:style-name="Table31">
        <table:table-column table:style-name="Table31.A"/>
        <table:table-column table:style-name="Table31.B"/>
        <table:table-row>
          <table:table-cell table:style-name="Table31.A1" office:value-type="float" office:value="0">
            <text:p text:style-name="P12">Version:</text:p>
          </table:table-cell>
          <table:table-cell table:style-name="Table31.B1" office:value-type="float" office:value="0">
            <text:p text:style-name="P25">0.5.1-alpha.02</text:p>
          </table:table-cell>
        </table:table-row>
        <table:table-row>
          <table:table-cell table:style-name="Table31.A2" office:value-type="float" office:value="0">
            <text:p text:style-name="P12">Release date:</text:p>
          </table:table-cell>
          <table:table-cell table:style-name="Table31.B2" office:value-type="float" office:value="42216">
            <text:p text:style-name="P26">26. <text:span text:style-name="T3">february</text:span> 2016</text:p>
          </table:table-cell>
        </table:table-row>
        <table:table-row>
          <table:table-cell table:style-name="Table31.A2" office:value-type="float" office:value="0">
            <text:p text:style-name="P12">Notes:</text:p>
          </table:table-cell>
          <table:table-cell table:style-name="Table31.B2">
            <text:p text:style-name="P12"/>
          </table:table-cell>
        </table:table-row>
        <table:table-row>
          <table:table-cell table:style-name="Table31.B2" table:number-columns-spanned="2" office:value-type="float" office:value="0">
            <text:p text:style-name="P10">- duplicate files finder – MD5 checksum (File Inspector)</text:p>
          </table:table-cell>
          <table:covered-table-cell/>
        </table:table-row>
      </table:table>
      <text:p text:style-name="P1"/>
      <text:p text:style-name="P1"/>
      <text:p text:style-name="P1"/>
      <text:p text:style-name="P1"/>
      <table:table table:name="Table32" table:style-name="Table32">
        <table:table-column table:style-name="Table32.A"/>
        <table:table-column table:style-name="Table32.B"/>
        <table:table-row>
          <table:table-cell table:style-name="Table32.A1" office:value-type="float" office:value="0">
            <text:p text:style-name="P12">Version:</text:p>
          </table:table-cell>
          <table:table-cell table:style-name="Table32.B1" office:value-type="float" office:value="0">
            <text:p text:style-name="P25">0.5.1-alpha.01</text:p>
          </table:table-cell>
        </table:table-row>
        <table:table-row>
          <table:table-cell table:style-name="Table32.A2" office:value-type="float" office:value="0">
            <text:p text:style-name="P12">Release date:</text:p>
          </table:table-cell>
          <table:table-cell table:style-name="Table32.B2" office:value-type="float" office:value="42216">
            <text:p text:style-name="P26">10. <text:span text:style-name="T3">february</text:span> 2016</text:p>
          </table:table-cell>
        </table:table-row>
        <text:soft-page-break/>
        <table:table-row>
          <table:table-cell table:style-name="Table32.A2" office:value-type="float" office:value="0">
            <text:p text:style-name="P12">Notes:</text:p>
          </table:table-cell>
          <table:table-cell table:style-name="Table32.B2">
            <text:p text:style-name="P12"/>
          </table:table-cell>
        </table:table-row>
        <table:table-row>
          <table:table-cell table:style-name="Table32.B2" table:number-columns-spanned="2" office:value-type="float" office:value="0">
            <text:p text:style-name="P10">- <text:span text:style-name="T3">autodiscovery</text:span></text:p>
          </table:table-cell>
          <table:covered-table-cell/>
        </table:table-row>
      </table:table>
      <text:p text:style-name="P1"/>
      <text:p text:style-name="P1"/>
      <text:p text:style-name="P1"/>
      <text:p text:style-name="P1"/>
      <table:table table:name="Table33" table:style-name="Table33">
        <table:table-column table:style-name="Table33.A"/>
        <table:table-column table:style-name="Table33.B"/>
        <table:table-row>
          <table:table-cell table:style-name="Table33.A1" office:value-type="float" office:value="0">
            <text:p text:style-name="P12">Version:</text:p>
          </table:table-cell>
          <table:table-cell table:style-name="Table33.B1" office:value-type="float" office:value="0">
            <text:p text:style-name="P25">0.5.0</text:p>
          </table:table-cell>
        </table:table-row>
        <table:table-row>
          <table:table-cell table:style-name="Table33.A2" office:value-type="float" office:value="0">
            <text:p text:style-name="P12">Release date:</text:p>
          </table:table-cell>
          <table:table-cell table:style-name="Table33.B2" office:value-type="float" office:value="42216">
            <text:p text:style-name="P26">19. <text:span text:style-name="T3">january</text:span> 2016</text:p>
          </table:table-cell>
        </table:table-row>
        <table:table-row>
          <table:table-cell table:style-name="Table33.A2" office:value-type="float" office:value="0">
            <text:p text:style-name="P12">Notes:</text:p>
          </table:table-cell>
          <table:table-cell table:style-name="Table33.B2">
            <text:p text:style-name="P12"/>
          </table:table-cell>
        </table:table-row>
        <table:table-row>
          <table:table-cell table:style-name="Table33.B2" table:number-columns-spanned="2" office:value-type="float" office:value="0">
            <text:p text:style-name="P10">- added new properties: ping pool size and interval</text:p>
            <text:p text:style-name="P28">- monitoring active flag for each service</text:p>
            <text:p text:style-name="P29"><text:span text:style-name="T14">- fixed bug - </text:span><text:span text:style-name="T4">hostname</text:span><text:span text:style-name="T14"> changed when monitoring is active</text:span></text:p>
          </table:table-cell>
          <table:covered-table-cell/>
        </table:table-row>
      </table:table>
      <text:p text:style-name="P1"/>
      <text:p text:style-name="P1"/>
      <text:p text:style-name="P1"/>
      <text:p text:style-name="P1"/>
      <table:table table:name="Table34" table:style-name="Table34">
        <table:table-column table:style-name="Table34.A"/>
        <table:table-column table:style-name="Table34.B"/>
        <table:table-row>
          <table:table-cell table:style-name="Table34.A1" office:value-type="float" office:value="0">
            <text:p text:style-name="P12">Version:</text:p>
          </table:table-cell>
          <table:table-cell table:style-name="Table34.B1" office:value-type="float" office:value="0">
            <text:p text:style-name="P25">0.5.0-alpha.02</text:p>
          </table:table-cell>
        </table:table-row>
        <table:table-row>
          <table:table-cell table:style-name="Table34.A2" office:value-type="float" office:value="0">
            <text:p text:style-name="P12">Release date:</text:p>
          </table:table-cell>
          <table:table-cell table:style-name="Table34.B2" office:value-type="float" office:value="42216">
            <text:p text:style-name="P26">14. <text:span text:style-name="T3">january</text:span> 2016</text:p>
          </table:table-cell>
        </table:table-row>
        <table:table-row>
          <table:table-cell table:style-name="Table34.A2" office:value-type="float" office:value="0">
            <text:p text:style-name="P12">Notes:</text:p>
          </table:table-cell>
          <table:table-cell table:style-name="Table34.B2">
            <text:p text:style-name="P12"/>
          </table:table-cell>
        </table:table-row>
        <table:table-row>
          <table:table-cell table:style-name="Table34.B2" table:number-columns-spanned="2" office:value-type="float" office:value="0">
            <text:p text:style-name="P10">- ping scheduler</text:p>
          </table:table-cell>
          <table:covered-table-cell/>
        </table:table-row>
      </table:table>
      <text:p text:style-name="P1"/>
      <text:p text:style-name="P1"/>
      <text:p text:style-name="P1"/>
      <text:p text:style-name="P1"/>
      <table:table table:name="Table35" table:style-name="Table35">
        <table:table-column table:style-name="Table35.A"/>
        <table:table-column table:style-name="Table35.B"/>
        <table:table-row>
          <table:table-cell table:style-name="Table35.A1" office:value-type="float" office:value="0">
            <text:p text:style-name="P12">Version:</text:p>
          </table:table-cell>
          <table:table-cell table:style-name="Table35.B1" office:value-type="float" office:value="0">
            <text:p text:style-name="P25">0.5.0-alpha.01</text:p>
          </table:table-cell>
        </table:table-row>
        <table:table-row>
          <table:table-cell table:style-name="Table35.A2" office:value-type="float" office:value="0">
            <text:p text:style-name="P12">Release date:</text:p>
          </table:table-cell>
          <table:table-cell table:style-name="Table35.B2" office:value-type="float" office:value="42216">
            <text:p text:style-name="P26">12. <text:span text:style-name="T3">january</text:span> 2016</text:p>
          </table:table-cell>
        </table:table-row>
        <table:table-row>
          <table:table-cell table:style-name="Table35.A2" office:value-type="float" office:value="0">
            <text:p text:style-name="P12">Notes:</text:p>
          </table:table-cell>
          <table:table-cell table:style-name="Table35.B2">
            <text:p text:style-name="P12"/>
          </table:table-cell>
        </table:table-row>
        <table:table-row>
          <table:table-cell table:style-name="Table35.B2" table:number-columns-spanned="2" office:value-type="float" office:value="0">
            <text:p text:style-name="P10">- <text:span text:style-name="T3">url</text:span> navigation (raw traps, trap monitor)</text:p>
            <text:p text:style-name="P28">- severities in separate <text:span text:style-name="T3">css</text:span> file</text:p>
            <text:p text:style-name="P28">- new trap receiver dialog (+ <text:span text:style-name="T3">validator</text:span>)</text:p>
            <text:p text:style-name="P28">- new <text:span text:style-name="T3">snmp</text:span> agent dialog (+ <text:span text:style-name="T3">validator</text:span>)</text:p>
            <text:p text:style-name="P28">- new <text:span text:style-name="T3">snmp</text:span> data table dialog (+ <text:span text:style-name="T3">validator</text:span>)</text:p>
            <text:p text:style-name="P28">- new <text:span text:style-name="T3">snmp</text:span> trap scenario dialog (+ <text:span text:style-name="T3">validator</text:span>)</text:p>
            <text:p text:style-name="P28">- check input <text:span text:style-name="T3">validator</text:span> (file names for valid characters and ports for number)</text:p>
            <text:p text:style-name="P28">- renamed Server class to Node class</text:p>
            <text:p text:style-name="P28">- node types (+ icons)</text:p>
            <text:p text:style-name="P28">- introduction of node services</text:p>
            <text:p text:style-name="P28">- ping services (ICMP, PORT, HTTP)</text:p>
            <text:p text:style-name="P28">- replaced EPingStatus <text:span text:style-name="T3">enum</text:span> with PingStatus class</text:p>
            <text:p text:style-name="P28">- <text:span text:style-name="T3">ssh</text:span> client as <text:span text:style-name="T3">url</text:span> parameter</text:p>
            <text:p text:style-name="P28">- <text:span text:style-name="T3">ftp</text:span> client as <text:span text:style-name="T3">url</text:span> parameter</text:p>
            <text:p text:style-name="P28">- <text:span text:style-name="T3">snmp</text:span> client as <text:span text:style-name="T3">url</text:span> parameter</text:p>
            <text:p text:style-name="P28">- removed NavigationBean</text:p>
          </table:table-cell>
          <table:covered-table-cell/>
        </table:table-row>
      </table:table>
      <text:p text:style-name="P1"/>
      <text:p text:style-name="P1"><text:soft-page-break/></text:p>
      <text:p text:style-name="P1"/>
      <text:p text:style-name="P1"/>
      <table:table table:name="Table36" table:style-name="Table36">
        <table:table-column table:style-name="Table36.A"/>
        <table:table-column table:style-name="Table36.B"/>
        <table:table-row>
          <table:table-cell table:style-name="Table36.A1" office:value-type="float" office:value="0">
            <text:p text:style-name="P12">Version:</text:p>
          </table:table-cell>
          <table:table-cell table:style-name="Table36.B1" office:value-type="float" office:value="0">
            <text:p text:style-name="P25">0.4.1</text:p>
          </table:table-cell>
        </table:table-row>
        <table:table-row>
          <table:table-cell table:style-name="Table36.A2" office:value-type="float" office:value="0">
            <text:p text:style-name="P12">Release date:</text:p>
          </table:table-cell>
          <table:table-cell table:style-name="Table36.B2" office:value-type="float" office:value="42216">
            <text:p text:style-name="P26">17. <text:span text:style-name="T3">december</text:span> 2015</text:p>
          </table:table-cell>
        </table:table-row>
        <table:table-row>
          <table:table-cell table:style-name="Table36.A2" office:value-type="float" office:value="0">
            <text:p text:style-name="P12">Notes:</text:p>
          </table:table-cell>
          <table:table-cell table:style-name="Table36.B2">
            <text:p text:style-name="P12"/>
          </table:table-cell>
        </table:table-row>
        <table:table-row>
          <table:table-cell table:style-name="Table36.B2" table:number-columns-spanned="2" office:value-type="float" office:value="0">
            <text:p text:style-name="P10">- server as <text:span text:style-name="T3">url</text:span> parameter</text:p>
            <text:p text:style-name="P28">- fixed icons in network view</text:p>
          </table:table-cell>
          <table:covered-table-cell/>
        </table:table-row>
      </table:table>
      <text:p text:style-name="P1"/>
      <text:p text:style-name="P1"/>
      <text:p text:style-name="P1"/>
      <text:p text:style-name="P1"/>
      <table:table table:name="Table37" table:style-name="Table37">
        <table:table-column table:style-name="Table37.A"/>
        <table:table-column table:style-name="Table37.B"/>
        <table:table-row>
          <table:table-cell table:style-name="Table37.A1" office:value-type="float" office:value="0">
            <text:p text:style-name="P12">Version:</text:p>
          </table:table-cell>
          <table:table-cell table:style-name="Table37.B1" office:value-type="float" office:value="0">
            <text:p text:style-name="P25">0.4.1-beta.05</text:p>
          </table:table-cell>
        </table:table-row>
        <table:table-row>
          <table:table-cell table:style-name="Table37.A2" office:value-type="float" office:value="0">
            <text:p text:style-name="P12">Release date:</text:p>
          </table:table-cell>
          <table:table-cell table:style-name="Table37.B2" office:value-type="float" office:value="42216">
            <text:p text:style-name="P26">4. <text:span text:style-name="T3">december</text:span> 2015</text:p>
          </table:table-cell>
        </table:table-row>
        <table:table-row>
          <table:table-cell table:style-name="Table37.A2" office:value-type="float" office:value="0">
            <text:p text:style-name="P12">Notes:</text:p>
          </table:table-cell>
          <table:table-cell table:style-name="Table37.B2">
            <text:p text:style-name="P12"/>
          </table:table-cell>
        </table:table-row>
        <table:table-row>
          <table:table-cell table:style-name="Table37.B2" table:number-columns-spanned="2" office:value-type="float" office:value="0">
            <text:p text:style-name="P10">- AdvancedSnmpAgentImpl</text:p>
          </table:table-cell>
          <table:covered-table-cell/>
        </table:table-row>
      </table:table>
      <text:p text:style-name="P1"/>
      <text:p text:style-name="P1"/>
      <text:p text:style-name="P1"/>
      <text:p text:style-name="P1"/>
      <table:table table:name="Table38" table:style-name="Table38">
        <table:table-column table:style-name="Table38.A"/>
        <table:table-column table:style-name="Table38.B"/>
        <table:table-row>
          <table:table-cell table:style-name="Table38.A1" office:value-type="float" office:value="0">
            <text:p text:style-name="P12">Version:</text:p>
          </table:table-cell>
          <table:table-cell table:style-name="Table38.B1" office:value-type="float" office:value="0">
            <text:p text:style-name="P25">0.4.1-beta.04</text:p>
          </table:table-cell>
        </table:table-row>
        <table:table-row>
          <table:table-cell table:style-name="Table38.A2" office:value-type="float" office:value="0">
            <text:p text:style-name="P12">Release date:</text:p>
          </table:table-cell>
          <table:table-cell table:style-name="Table38.B2" office:value-type="float" office:value="42216">
            <text:p text:style-name="P26">25. <text:span text:style-name="T3">november</text:span> 2015</text:p>
          </table:table-cell>
        </table:table-row>
        <table:table-row>
          <table:table-cell table:style-name="Table38.A2" office:value-type="float" office:value="0">
            <text:p text:style-name="P12">Notes:</text:p>
          </table:table-cell>
          <table:table-cell table:style-name="Table38.B2">
            <text:p text:style-name="P12"/>
          </table:table-cell>
        </table:table-row>
        <table:table-row>
          <table:table-cell table:style-name="Table38.B2" table:number-columns-spanned="2" office:value-type="float" office:value="0">
            <text:p text:style-name="P10">- added <text:span text:style-name="T3">mini</text:span> icons on buttons</text:p>
            <text:p text:style-name="P28">- fixed bug with opening <text:span text:style-name="T3">snmp</text:span> agent without any tables</text:p>
            <text:p text:style-name="P28">- fixed bug with enable/disable table</text:p>
            <text:p text:style-name="P28">- updated user manual</text:p>
            <text:p text:style-name="P28">- other bug fixes</text:p>
          </table:table-cell>
          <table:covered-table-cell/>
        </table:table-row>
      </table:table>
      <text:p text:style-name="P1"/>
      <text:p text:style-name="P1"/>
      <text:p text:style-name="P1"/>
      <text:p text:style-name="P1"/>
      <text:p text:style-name="P1"/>
      <table:table table:name="Table24" table:style-name="Table24">
        <table:table-column table:style-name="Table24.A"/>
        <table:table-column table:style-name="Table24.B"/>
        <table:table-row>
          <table:table-cell table:style-name="Table24.A1" office:value-type="float" office:value="0">
            <text:p text:style-name="P12">Version:</text:p>
          </table:table-cell>
          <table:table-cell table:style-name="Table24.B1" office:value-type="float" office:value="0">
            <text:p text:style-name="P25">0.4.1-beta.03</text:p>
          </table:table-cell>
        </table:table-row>
        <table:table-row>
          <table:table-cell table:style-name="Table24.A2" office:value-type="float" office:value="0">
            <text:p text:style-name="P12">Release date:</text:p>
          </table:table-cell>
          <table:table-cell table:style-name="Table24.B2" office:value-type="float" office:value="42216">
            <text:p text:style-name="P26">24. <text:span text:style-name="T3">november</text:span> 2015</text:p>
          </table:table-cell>
        </table:table-row>
        <table:table-row>
          <table:table-cell table:style-name="Table24.A2" office:value-type="float" office:value="0">
            <text:p text:style-name="P12">Notes:</text:p>
          </table:table-cell>
          <table:table-cell table:style-name="Table24.B2">
            <text:p text:style-name="P12"/>
          </table:table-cell>
        </table:table-row>
        <table:table-row>
          <table:table-cell table:style-name="Table24.B2" table:number-columns-spanned="2" office:value-type="float" office:value="0">
            <text:p text:style-name="P10">- <text:span text:style-name="T3">antracit</text:span> theme improvements</text:p>
            <text:p text:style-name="P28">- bug fixes</text:p>
          </table:table-cell>
          <table:covered-table-cell/>
        </table:table-row>
      </table:table>
      <text:p text:style-name="P1"/>
      <text:p text:style-name="P1"/>
      <text:p text:style-name="P1"/>
      <text:p text:style-name="P1"/>
      <table:table table:name="Table25" table:style-name="Table25">
        <table:table-column table:style-name="Table25.A"/>
        <table:table-column table:style-name="Table25.B"/>
        <table:table-row>
          <table:table-cell table:style-name="Table25.A1" office:value-type="float" office:value="0">
            <text:p text:style-name="P12">Version:</text:p>
          </table:table-cell>
          <table:table-cell table:style-name="Table25.B1" office:value-type="float" office:value="0">
            <text:p text:style-name="P25">0.4.1-beta.02</text:p>
          </table:table-cell>
        </table:table-row>
        <table:table-row>
          <table:table-cell table:style-name="Table25.A2" office:value-type="float" office:value="0">
            <text:p text:style-name="P12">Release date:</text:p>
          </table:table-cell>
          <table:table-cell table:style-name="Table25.B2" office:value-type="float" office:value="42216">
            <text:p text:style-name="P26">21. <text:span text:style-name="T3">november</text:span> 2015</text:p>
          </table:table-cell>
        </table:table-row>
        <table:table-row>
          <table:table-cell table:style-name="Table25.A2" office:value-type="float" office:value="0">
            <text:p text:style-name="P12">Notes:</text:p>
          </table:table-cell>
          <table:table-cell table:style-name="Table25.B2">
            <text:p text:style-name="P12"/>
          </table:table-cell>
        </table:table-row>
        <table:table-row>
          <table:table-cell table:style-name="Table25.B2" table:number-columns-spanned="2" office:value-type="float" office:value="0">
            <text:p text:style-name="P10">- settings window</text:p>
            <text:p text:style-name="P28">- updated simple-logger library to 1.6.2</text:p>
            <text:p text:style-name="P28">- logger for each <text:span text:style-name="T3">snmp</text:span> agent</text:p>
            <text:p text:style-name="P28">- enable/disable <text:span text:style-name="T3">snmp</text:span> tables</text:p>
            <text:p text:style-name="P28">- multiple <text:span text:style-name="T3">css</text:span> files (general, icons, fonts)</text:p>
            <text:p text:style-name="P28">- <text:span text:style-name="T3">css</text:span> themes (<text:span text:style-name="T3">antracit</text:span>)</text:p>
            <text:p text:style-name="P28">- <text:span text:style-name="T3">mib</text:span> browser (prototype) - just upload <text:span text:style-name="T3">mib</text:span> files</text:p>
            <text:p text:style-name="P28">- <text:span text:style-name="T3">refactoring</text:span></text:p>
            <text:p text:style-name="P28">- bug fixes</text:p>
          </table:table-cell>
          <table:covered-table-cell/>
        </table:table-row>
      </table:table>
      <text:p text:style-name="P1"/>
      <text:p text:style-name="P1"/>
      <text:p text:style-name="P1"/>
      <text:p text:style-name="P1"/>
      <table:table table:name="Table26" table:style-name="Table26">
        <table:table-column table:style-name="Table26.A"/>
        <table:table-column table:style-name="Table26.B"/>
        <table:table-row>
          <table:table-cell table:style-name="Table26.A1" office:value-type="float" office:value="0">
            <text:p text:style-name="P12">Version:</text:p>
          </table:table-cell>
          <table:table-cell table:style-name="Table26.B1" office:value-type="float" office:value="0">
            <text:p text:style-name="P25">0.4.1-beta.01</text:p>
          </table:table-cell>
        </table:table-row>
        <table:table-row>
          <table:table-cell table:style-name="Table26.A2" office:value-type="float" office:value="0">
            <text:p text:style-name="P12">Release date:</text:p>
          </table:table-cell>
          <table:table-cell table:style-name="Table26.B2" office:value-type="float" office:value="42216">
            <text:p text:style-name="P26">13. <text:span text:style-name="T3">november</text:span> 2015</text:p>
          </table:table-cell>
        </table:table-row>
        <table:table-row>
          <table:table-cell table:style-name="Table26.A2" office:value-type="float" office:value="0">
            <text:p text:style-name="P12">Notes:</text:p>
          </table:table-cell>
          <table:table-cell table:style-name="Table26.B2">
            <text:p text:style-name="P12"/>
          </table:table-cell>
        </table:table-row>
        <table:table-row>
          <table:table-cell table:style-name="Table26.B2" table:number-columns-spanned="2" office:value-type="float" office:value="0">
            <text:p text:style-name="P10">- delete rows and columns</text:p>
          </table:table-cell>
          <table:covered-table-cell/>
        </table:table-row>
      </table:table>
      <text:p text:style-name="P1"/>
      <text:p text:style-name="P1"/>
      <text:p text:style-name="P1"/>
      <text:p text:style-name="P1"/>
      <table:table table:name="Table27" table:style-name="Table27">
        <table:table-column table:style-name="Table27.A"/>
        <table:table-column table:style-name="Table27.B"/>
        <table:table-row>
          <table:table-cell table:style-name="Table27.A1" office:value-type="float" office:value="0">
            <text:p text:style-name="P12">Version:</text:p>
          </table:table-cell>
          <table:table-cell table:style-name="Table27.B1" office:value-type="float" office:value="0">
            <text:p text:style-name="P25">0.4.1-alpha.04</text:p>
          </table:table-cell>
        </table:table-row>
        <table:table-row>
          <table:table-cell table:style-name="Table27.A2" office:value-type="float" office:value="0">
            <text:p text:style-name="P12">Release date:</text:p>
          </table:table-cell>
          <table:table-cell table:style-name="Table27.B2" office:value-type="float" office:value="42216">
            <text:p text:style-name="P26">10. <text:span text:style-name="T3">november</text:span> 2015</text:p>
          </table:table-cell>
        </table:table-row>
        <table:table-row>
          <table:table-cell table:style-name="Table27.A2" office:value-type="float" office:value="0">
            <text:p text:style-name="P12">Notes:</text:p>
          </table:table-cell>
          <table:table-cell table:style-name="Table27.B2">
            <text:p text:style-name="P12"/>
          </table:table-cell>
        </table:table-row>
        <table:table-row>
          <table:table-cell table:style-name="Table27.B2" table:number-columns-spanned="2" office:value-type="float" office:value="0">
            <text:p text:style-name="P10">- edit columns <text:span text:style-name="T3">metadata</text:span></text:p>
          </table:table-cell>
          <table:covered-table-cell/>
        </table:table-row>
      </table:table>
      <text:p text:style-name="P1"/>
      <text:p text:style-name="P1"/>
      <text:p text:style-name="P1"/>
      <text:p text:style-name="P1"/>
      <table:table table:name="Table28" table:style-name="Table28">
        <table:table-column table:style-name="Table28.A"/>
        <table:table-column table:style-name="Table28.B"/>
        <table:table-row>
          <table:table-cell table:style-name="Table28.A1" office:value-type="float" office:value="0">
            <text:p text:style-name="P12">Version:</text:p>
          </table:table-cell>
          <table:table-cell table:style-name="Table28.B1" office:value-type="float" office:value="0">
            <text:p text:style-name="P25">0.4.1-alpha.03</text:p>
          </table:table-cell>
        </table:table-row>
        <table:table-row>
          <table:table-cell table:style-name="Table28.A2" office:value-type="float" office:value="0">
            <text:p text:style-name="P12">Release date:</text:p>
          </table:table-cell>
          <table:table-cell table:style-name="Table28.B2" office:value-type="float" office:value="42216">
            <text:p text:style-name="P26">7. <text:span text:style-name="T3">november</text:span> 2015</text:p>
          </table:table-cell>
        </table:table-row>
        <table:table-row>
          <table:table-cell table:style-name="Table28.A2" office:value-type="float" office:value="0">
            <text:p text:style-name="P12">Notes:</text:p>
          </table:table-cell>
          <table:table-cell table:style-name="Table28.B2">
            <text:p text:style-name="P12"/>
          </table:table-cell>
        </table:table-row>
        <table:table-row>
          <table:table-cell table:style-name="Table28.B2" table:number-columns-spanned="2" office:value-type="float" office:value="0">
            <text:p text:style-name="P10">- modify <text:span text:style-name="T3">snmp</text:span> table values</text:p>
            <text:p text:style-name="P28">- save snmp table</text:p>
          </table:table-cell>
          <table:covered-table-cell/>
        </table:table-row>
      </table:table>
      <text:p text:style-name="P1"/>
      <text:p text:style-name="P1"/>
      <text:p text:style-name="P1"/>
      <text:p text:style-name="P1"/>
      <table:table table:name="Table29" table:style-name="Table29">
        <table:table-column table:style-name="Table29.A"/>
        <table:table-column table:style-name="Table29.B"/>
        <table:table-row>
          <table:table-cell table:style-name="Table29.A1" office:value-type="float" office:value="0">
            <text:p text:style-name="P12">Version:</text:p>
          </table:table-cell>
          <table:table-cell table:style-name="Table29.B1" office:value-type="float" office:value="0">
            <text:p text:style-name="P25">0.4.1-alpha.02</text:p>
          </table:table-cell>
        </table:table-row>
        <table:table-row>
          <table:table-cell table:style-name="Table29.A2" office:value-type="float" office:value="0">
            <text:p text:style-name="P12">Release date:</text:p>
          </table:table-cell>
          <table:table-cell table:style-name="Table29.B2" office:value-type="float" office:value="42216">
            <text:p text:style-name="P26">6. <text:span text:style-name="T3">november</text:span> 2015</text:p>
          </table:table-cell>
        </table:table-row>
        <table:table-row>
          <table:table-cell table:style-name="Table29.A2" office:value-type="float" office:value="0">
            <text:p text:style-name="P12">Notes:</text:p>
          </table:table-cell>
          <table:table-cell table:style-name="Table29.B2">
            <text:p text:style-name="P12"/>
          </table:table-cell>
        </table:table-row>
        <table:table-row>
          <table:table-cell table:style-name="Table29.B2" table:number-columns-spanned="2" office:value-type="float" office:value="0">
            <text:p text:style-name="P10">- <text:span text:style-name="T3">snmp</text:span> agent view</text:p>
            <text:p text:style-name="P28">- moved create new button to agent view</text:p>
          </table:table-cell>
          <table:covered-table-cell/>
        </table:table-row>
      </table:table>
      <text:p text:style-name="P1"><text:soft-page-break/></text:p>
      <text:p text:style-name="P1"/>
      <text:p text:style-name="P1"/>
      <text:p text:style-name="P1"/>
      <table:table table:name="Table30" table:style-name="Table30">
        <table:table-column table:style-name="Table30.A"/>
        <table:table-column table:style-name="Table30.B"/>
        <table:table-row>
          <table:table-cell table:style-name="Table30.A1" office:value-type="float" office:value="0">
            <text:p text:style-name="P12">Version:</text:p>
          </table:table-cell>
          <table:table-cell table:style-name="Table30.B1" office:value-type="float" office:value="0">
            <text:p text:style-name="P25">0.4.1-alpha.01</text:p>
          </table:table-cell>
        </table:table-row>
        <table:table-row>
          <table:table-cell table:style-name="Table30.A2" office:value-type="float" office:value="0">
            <text:p text:style-name="P12">Release date:</text:p>
          </table:table-cell>
          <table:table-cell table:style-name="Table30.B2" office:value-type="float" office:value="42216">
            <text:p text:style-name="P26">4. <text:span text:style-name="T3">november</text:span> 2015</text:p>
          </table:table-cell>
        </table:table-row>
        <table:table-row>
          <table:table-cell table:style-name="Table30.A2" office:value-type="float" office:value="0">
            <text:p text:style-name="P12">Notes:</text:p>
          </table:table-cell>
          <table:table-cell table:style-name="Table30.B2">
            <text:p text:style-name="P12"/>
          </table:table-cell>
        </table:table-row>
        <table:table-row>
          <table:table-cell table:style-name="Table30.B2" table:number-columns-spanned="2" office:value-type="float" office:value="0">
            <text:p text:style-name="P10">- button for adding new <text:span text:style-name="T3">snmp</text:span> tables</text:p>
            <text:p text:style-name="P28">- <text:span text:style-name="T3">snmp</text:span> tables view</text:p>
            <text:p text:style-name="P28">- <text:span text:style-name="T3">snmp</text:span> agent implementation</text:p>
            <text:p text:style-name="P28">- tables respond to get/walk requests</text:p>
          </table:table-cell>
          <table:covered-table-cell/>
        </table:table-row>
      </table:table>
      <text:p text:style-name="P1"/>
      <text:p text:style-name="P1"/>
      <text:p text:style-name="P1"/>
      <text:p text:style-name="P1"/>
      <text:p text:style-name="P1"/>
      <table:table table:name="Table10" table:style-name="Table10">
        <table:table-column table:style-name="Table10.A"/>
        <table:table-column table:style-name="Table10.B"/>
        <table:table-row>
          <table:table-cell table:style-name="Table10.A1" office:value-type="float" office:value="0">
            <text:p text:style-name="P12">Version:</text:p>
          </table:table-cell>
          <table:table-cell table:style-name="Table10.B1" office:value-type="float" office:value="0">
            <text:p text:style-name="P25">0.4.0</text:p>
          </table:table-cell>
        </table:table-row>
        <table:table-row>
          <table:table-cell table:style-name="Table10.A2" office:value-type="float" office:value="0">
            <text:p text:style-name="P12">Release date:</text:p>
          </table:table-cell>
          <table:table-cell table:style-name="Table10.B2" office:value-type="float" office:value="42216">
            <text:p text:style-name="P26">30. <text:span text:style-name="T3">october</text:span> 2015</text:p>
          </table:table-cell>
        </table:table-row>
        <table:table-row>
          <table:table-cell table:style-name="Table10.A2" office:value-type="float" office:value="0">
            <text:p text:style-name="P12">Notes:</text:p>
          </table:table-cell>
          <table:table-cell table:style-name="Table10.B2">
            <text:p text:style-name="P12"/>
          </table:table-cell>
        </table:table-row>
        <table:table-row>
          <table:table-cell table:style-name="Table10.B2" table:number-columns-spanned="2" office:value-type="float" office:value="0">
            <text:p text:style-name="P10">- reload data button</text:p>
            <text:p text:style-name="P28">- <text:span text:style-name="T3">ftp</text:span> client in dialog window</text:p>
            <text:p text:style-name="P28">- bug fixes</text:p>
          </table:table-cell>
          <table:covered-table-cell/>
        </table:table-row>
      </table:table>
      <text:p text:style-name="P1"/>
      <text:p text:style-name="P1"/>
      <text:p text:style-name="P1"/>
      <text:p text:style-name="P1"/>
      <table:table table:name="Table13" table:style-name="Table13">
        <table:table-column table:style-name="Table13.A"/>
        <table:table-column table:style-name="Table13.B"/>
        <table:table-row>
          <table:table-cell table:style-name="Table13.A1" office:value-type="float" office:value="0">
            <text:p text:style-name="P12">Version:</text:p>
          </table:table-cell>
          <table:table-cell table:style-name="Table13.B1" office:value-type="float" office:value="0">
            <text:p text:style-name="P25">0.4.0-beta.03</text:p>
          </table:table-cell>
        </table:table-row>
        <table:table-row>
          <table:table-cell table:style-name="Table13.A2" office:value-type="float" office:value="0">
            <text:p text:style-name="P12">Release date:</text:p>
          </table:table-cell>
          <table:table-cell table:style-name="Table13.B2" office:value-type="float" office:value="42216">
            <text:p text:style-name="P26">28. <text:span text:style-name="T3">october</text:span> 2015</text:p>
          </table:table-cell>
        </table:table-row>
        <table:table-row>
          <table:table-cell table:style-name="Table13.A2" office:value-type="float" office:value="0">
            <text:p text:style-name="P12">Notes:</text:p>
          </table:table-cell>
          <table:table-cell table:style-name="Table13.B2">
            <text:p text:style-name="P12"/>
          </table:table-cell>
        </table:table-row>
        <table:table-row>
          <table:table-cell table:style-name="Table13.B2" table:number-columns-spanned="2" office:value-type="float" office:value="0">
            <text:p text:style-name="P26">- button for adding new trap scenarios</text:p>
          </table:table-cell>
          <table:covered-table-cell/>
        </table:table-row>
      </table:table>
      <text:p text:style-name="P1"/>
      <text:p text:style-name="P1"/>
      <text:p text:style-name="P1"/>
      <text:p text:style-name="P1"/>
      <table:table table:name="Table14" table:style-name="Table14">
        <table:table-column table:style-name="Table14.A"/>
        <table:table-column table:style-name="Table14.B"/>
        <table:table-row>
          <table:table-cell table:style-name="Table14.A1" office:value-type="float" office:value="0">
            <text:p text:style-name="P12">Version:</text:p>
          </table:table-cell>
          <table:table-cell table:style-name="Table14.B1" office:value-type="float" office:value="0">
            <text:p text:style-name="P25">0.4.0-beta.02</text:p>
          </table:table-cell>
        </table:table-row>
        <table:table-row>
          <table:table-cell table:style-name="Table14.A2" office:value-type="float" office:value="0">
            <text:p text:style-name="P12">Release date:</text:p>
          </table:table-cell>
          <table:table-cell table:style-name="Table14.B2" office:value-type="float" office:value="42216">
            <text:p text:style-name="P26">27. <text:span text:style-name="T3">october</text:span> 2015</text:p>
          </table:table-cell>
        </table:table-row>
        <table:table-row>
          <table:table-cell table:style-name="Table14.A2" office:value-type="float" office:value="0">
            <text:p text:style-name="P12">Notes:</text:p>
          </table:table-cell>
          <table:table-cell table:style-name="Table14.B2">
            <text:p text:style-name="P12"/>
          </table:table-cell>
        </table:table-row>
        <table:table-row>
          <table:table-cell table:style-name="Table14.B2" table:number-columns-spanned="2" office:value-type="float" office:value="0">
            <text:p text:style-name="P10">- code cleaning</text:p>
            <text:p text:style-name="P28">- bug fixes</text:p>
          </table:table-cell>
          <table:covered-table-cell/>
        </table:table-row>
      </table:table>
      <text:p text:style-name="P1"/>
      <text:p text:style-name="P1"/>
      <text:p text:style-name="P1"/>
      <text:p text:style-name="P1"/>
      <table:table table:name="Table15" table:style-name="Table15">
        <table:table-column table:style-name="Table15.A"/>
        <table:table-column table:style-name="Table15.B"/>
        <table:table-row>
          <table:table-cell table:style-name="Table15.A1" office:value-type="float" office:value="0">
            <text:p text:style-name="P12">Version:</text:p>
          </table:table-cell>
          <table:table-cell table:style-name="Table15.B1" office:value-type="float" office:value="0">
            <text:p text:style-name="P25">0.4.0-beta.01</text:p>
          </table:table-cell>
        </table:table-row>
        <text:soft-page-break/>
        <table:table-row>
          <table:table-cell table:style-name="Table15.A2" office:value-type="float" office:value="0">
            <text:p text:style-name="P12">Release date:</text:p>
          </table:table-cell>
          <table:table-cell table:style-name="Table15.B2" office:value-type="float" office:value="42216">
            <text:p text:style-name="P26">24. <text:span text:style-name="T3">october</text:span> 2015</text:p>
          </table:table-cell>
        </table:table-row>
        <table:table-row>
          <table:table-cell table:style-name="Table15.A2" office:value-type="float" office:value="0">
            <text:p text:style-name="P12">Notes:</text:p>
          </table:table-cell>
          <table:table-cell table:style-name="Table15.B2">
            <text:p text:style-name="P12"/>
          </table:table-cell>
        </table:table-row>
        <table:table-row>
          <table:table-cell table:style-name="Table15.B2" table:number-columns-spanned="2" office:value-type="float" office:value="0">
            <text:p text:style-name="P10">- fixed bug with saving traps</text:p>
            <text:p text:style-name="P28">- fixed senderThread</text:p>
            <text:p text:style-name="P28">- the same functionality as in 0.3.0 (except that xml files are no more compatible)</text:p>
          </table:table-cell>
          <table:covered-table-cell/>
        </table:table-row>
      </table:table>
      <text:p text:style-name="P1"/>
      <text:p text:style-name="P1"/>
      <text:p text:style-name="P8"/>
      <table:table table:name="Table16" table:style-name="Table16">
        <table:table-column table:style-name="Table16.A"/>
        <table:table-column table:style-name="Table16.B"/>
        <table:table-row>
          <table:table-cell table:style-name="Table16.A1" office:value-type="float" office:value="0">
            <text:p text:style-name="P17">Version:</text:p>
          </table:table-cell>
          <table:table-cell table:style-name="Table16.B1" office:value-type="float" office:value="0">
            <text:p text:style-name="P19">0.4.0-alpha.02</text:p>
          </table:table-cell>
        </table:table-row>
        <table:table-row>
          <table:table-cell table:style-name="Table16.A2" office:value-type="float" office:value="0">
            <text:p text:style-name="P17">Release date:</text:p>
          </table:table-cell>
          <table:table-cell table:style-name="Table16.B2" office:value-type="float" office:value="42216">
            <text:p text:style-name="P18">23. <text:span text:style-name="T1">october</text:span> 2015</text:p>
          </table:table-cell>
        </table:table-row>
        <table:table-row>
          <table:table-cell table:style-name="Table16.A2" office:value-type="float" office:value="0">
            <text:p text:style-name="P17">Notes:</text:p>
          </table:table-cell>
          <table:table-cell table:style-name="Table16.B2">
            <text:p text:style-name="P17"/>
          </table:table-cell>
        </table:table-row>
        <table:table-row>
          <table:table-cell table:style-name="Table16.B2" table:number-columns-spanned="2" office:value-type="float" office:value="0">
            <text:p text:style-name="P24">- show trap lists per agent</text:p>
          </table:table-cell>
          <table:covered-table-cell/>
        </table:table-row>
      </table:table>
      <text:p text:style-name="P8"/>
      <text:p text:style-name="P8"/>
      <text:p text:style-name="P8"/>
      <table:table table:name="Table17" table:style-name="Table17">
        <table:table-column table:style-name="Table17.A"/>
        <table:table-column table:style-name="Table17.B"/>
        <table:table-row>
          <table:table-cell table:style-name="Table17.A1" office:value-type="float" office:value="0">
            <text:p text:style-name="P17">Version:</text:p>
          </table:table-cell>
          <table:table-cell table:style-name="Table17.B1" office:value-type="float" office:value="0">
            <text:p text:style-name="P19">0.4.0-alpha.01</text:p>
          </table:table-cell>
        </table:table-row>
        <table:table-row>
          <table:table-cell table:style-name="Table17.A2" office:value-type="float" office:value="0">
            <text:p text:style-name="P17">Release date:</text:p>
          </table:table-cell>
          <table:table-cell table:style-name="Table17.B2" office:value-type="float" office:value="42216">
            <text:p text:style-name="P18">21. <text:span text:style-name="T1">october</text:span> 2015</text:p>
          </table:table-cell>
        </table:table-row>
        <table:table-row>
          <table:table-cell table:style-name="Table17.A2" office:value-type="float" office:value="0">
            <text:p text:style-name="P17">Notes:</text:p>
          </table:table-cell>
          <table:table-cell table:style-name="Table17.B2">
            <text:p text:style-name="P17"/>
          </table:table-cell>
        </table:table-row>
        <table:table-row>
          <table:table-cell table:style-name="Table17.B2" table:number-columns-spanned="2" office:value-type="float" office:value="0">
            <text:p text:style-name="P7">- redefined <text:span text:style-name="T1">snmp</text:span> directory structure (previous <text:span text:style-name="T1">xml</text:span> files are no more compatible)</text:p>
            <text:p text:style-name="P30">- fixed adding, deleting and modifying agent data</text:p>
          </table:table-cell>
          <table:covered-table-cell/>
        </table:table-row>
      </table:table>
      <text:p text:style-name="P8"/>
      <text:p text:style-name="P8"/>
      <text:p text:style-name="P8"/>
      <table:table table:name="Table18" table:style-name="Table18">
        <table:table-column table:style-name="Table18.A"/>
        <table:table-column table:style-name="Table18.B"/>
        <table:table-row>
          <table:table-cell table:style-name="Table18.A1" office:value-type="float" office:value="0">
            <text:p text:style-name="P17">Version:</text:p>
          </table:table-cell>
          <table:table-cell table:style-name="Table18.B1" office:value-type="float" office:value="0">
            <text:p text:style-name="P20">0.3.0</text:p>
          </table:table-cell>
        </table:table-row>
        <table:table-row>
          <table:table-cell table:style-name="Table18.A2" office:value-type="float" office:value="0">
            <text:p text:style-name="P17">Release date:</text:p>
          </table:table-cell>
          <table:table-cell table:style-name="Table18.B2" office:value-type="float" office:value="42216">
            <text:p text:style-name="P18">16. <text:span text:style-name="T1">october</text:span> 2015</text:p>
          </table:table-cell>
        </table:table-row>
        <table:table-row>
          <table:table-cell table:style-name="Table18.A2" office:value-type="float" office:value="0">
            <text:p text:style-name="P17">Notes:</text:p>
          </table:table-cell>
          <table:table-cell table:style-name="Table18.B2">
            <text:p text:style-name="P17"/>
          </table:table-cell>
        </table:table-row>
        <table:table-row>
          <table:table-cell table:style-name="Table18.B2" table:number-columns-spanned="2" office:value-type="float" office:value="0">
            <text:p text:style-name="P24">- bug fixes</text:p>
          </table:table-cell>
          <table:covered-table-cell/>
        </table:table-row>
      </table:table>
      <text:p text:style-name="P8"/>
      <text:p text:style-name="P1"/>
      <text:p text:style-name="P1"/>
      <table:table table:name="Table19" table:style-name="Table19">
        <table:table-column table:style-name="Table19.A"/>
        <table:table-column table:style-name="Table19.B"/>
        <table:table-row>
          <table:table-cell table:style-name="Table19.A1" office:value-type="float" office:value="0">
            <text:p text:style-name="P17">Version:</text:p>
          </table:table-cell>
          <table:table-cell table:style-name="Table19.B1" office:value-type="float" office:value="0">
            <text:p text:style-name="P19">0.3.0-beta.01</text:p>
          </table:table-cell>
        </table:table-row>
        <table:table-row>
          <table:table-cell table:style-name="Table19.A2" office:value-type="float" office:value="0">
            <text:p text:style-name="P17">Release date:</text:p>
          </table:table-cell>
          <table:table-cell table:style-name="Table19.B2" office:value-type="float" office:value="42216">
            <text:p text:style-name="P18">14. <text:span text:style-name="T1">october</text:span> 2015</text:p>
          </table:table-cell>
        </table:table-row>
        <table:table-row>
          <table:table-cell table:style-name="Table19.A2" office:value-type="float" office:value="0">
            <text:p text:style-name="P17">Notes:</text:p>
          </table:table-cell>
          <table:table-cell table:style-name="Table19.B2">
            <text:p text:style-name="P17"/>
          </table:table-cell>
        </table:table-row>
        <table:table-row>
          <table:table-cell table:style-name="Table19.B2" table:number-columns-spanned="2" office:value-type="float" office:value="0">
            <text:p text:style-name="P7">- updater: fixed moving files and directories</text:p>
            <text:p text:style-name="P30">- updater: added copy functionality for files and directories</text:p>
          </table:table-cell>
          <table:covered-table-cell/>
        </table:table-row>
      </table:table>
      <text:p text:style-name="P1"/>
      <text:p text:style-name="P1"/>
      <text:p text:style-name="P1"/>
      <table:table table:name="Table20" table:style-name="Table20">
        <table:table-column table:style-name="Table20.A"/>
        <table:table-column table:style-name="Table20.B"/>
        <table:table-row>
          <table:table-cell table:style-name="Table20.A1" office:value-type="float" office:value="0">
            <text:p text:style-name="P21">Version:</text:p>
          </table:table-cell>
          <table:table-cell table:style-name="Table20.B1" office:value-type="float" office:value="0">
            <text:p text:style-name="P22">0.3.0-alpha.02</text:p>
          </table:table-cell>
        </table:table-row>
        <table:table-row>
          <table:table-cell table:style-name="Table20.A2" office:value-type="float" office:value="0">
            <text:p text:style-name="P17">Release date:</text:p>
          </table:table-cell>
          <table:table-cell table:style-name="Table20.B2" office:value-type="float" office:value="42216">
            <text:p text:style-name="P18">8. <text:span text:style-name="T1">october</text:span> 2015</text:p>
          </table:table-cell>
        </table:table-row>
        <table:table-row>
          <table:table-cell table:style-name="Table20.A2" office:value-type="float" office:value="0">
            <text:p text:style-name="P17">Notes:</text:p>
          </table:table-cell>
          <table:table-cell table:style-name="Table20.B2">
            <text:p text:style-name="P17"/>
          </table:table-cell>
        </table:table-row>
        <table:table-row>
          <table:table-cell table:style-name="Table20.B2" table:number-columns-spanned="2" office:value-type="float" office:value="0">
            <text:p text:style-name="P7">- agent simulator</text:p>
            <text:p text:style-name="P30">- multiple agents (still with the same trap list)</text:p>
          </table:table-cell>
          <table:covered-table-cell/>
        </table:table-row>
      </table:table>
      <text:p text:style-name="P1"><text:soft-page-break/></text:p>
      <text:p text:style-name="P1"/>
      <text:p text:style-name="P1"/>
      <table:table table:name="Table21" table:style-name="Table21">
        <table:table-column table:style-name="Table21.A"/>
        <table:table-column table:style-name="Table21.B"/>
        <table:table-row>
          <table:table-cell table:style-name="Table21.A1" office:value-type="float" office:value="0">
            <text:p text:style-name="P21">Version:</text:p>
          </table:table-cell>
          <table:table-cell table:style-name="Table21.B1" office:value-type="float" office:value="0">
            <text:p text:style-name="P22">0.3.0-alpha.01</text:p>
          </table:table-cell>
        </table:table-row>
        <table:table-row>
          <table:table-cell table:style-name="Table21.A2" office:value-type="float" office:value="0">
            <text:p text:style-name="P17">Release date:</text:p>
          </table:table-cell>
          <table:table-cell table:style-name="Table21.B2" office:value-type="float" office:value="42216">
            <text:p text:style-name="P18">02. <text:span text:style-name="T1">october</text:span> 2015</text:p>
          </table:table-cell>
        </table:table-row>
        <table:table-row>
          <table:table-cell table:style-name="Table21.A2" office:value-type="float" office:value="0">
            <text:p text:style-name="P17">Notes:</text:p>
          </table:table-cell>
          <table:table-cell table:style-name="Table21.B2">
            <text:p text:style-name="P17"/>
          </table:table-cell>
        </table:table-row>
        <table:table-row>
          <table:table-cell table:style-name="Table21.B2" table:number-columns-spanned="2" office:value-type="float" office:value="0">
            <text:p text:style-name="P7">- <text:span text:style-name="T1">snmp</text:span> manager with many trap receivers</text:p>
            <text:p text:style-name="P30">- trap monitor and trap viewer (in raw format)</text:p>
            <text:p text:style-name="P30">- added login <text:span text:style-name="T1">xhtml</text:span> page, but it is not implemented</text:p>
            <text:p text:style-name="P30">- introduction of users (currently only default user)</text:p>
            <text:p text:style-name="P30">- updater - update based on install-script.xml</text:p>
            <text:p text:style-name="P30">- moved configuration files to users directory</text:p>
            <text:p text:style-name="P30">- scripts moved to bin</text:p>
            <text:p text:style-name="P31"><text:span text:style-name="T15">- bug fixes in </text:span><text:span text:style-name="T5">snmp</text:span></text:p>
          </table:table-cell>
          <table:covered-table-cell/>
        </table:table-row>
      </table:table>
      <text:p text:style-name="P1"/>
      <text:p text:style-name="P1"/>
      <text:p text:style-name="P1"/>
      <table:table table:name="Table22" table:style-name="Table22">
        <table:table-column table:style-name="Table22.A"/>
        <table:table-column table:style-name="Table22.B"/>
        <table:table-row>
          <table:table-cell table:style-name="Table22.A1" office:value-type="float" office:value="0">
            <text:p text:style-name="P12">Version:</text:p>
          </table:table-cell>
          <table:table-cell table:style-name="Table22.B1" office:value-type="float" office:value="0">
            <text:p text:style-name="P13">0.2.2</text:p>
          </table:table-cell>
        </table:table-row>
        <table:table-row>
          <table:table-cell table:style-name="Table22.A2" office:value-type="float" office:value="0">
            <text:p text:style-name="P17">Release date:</text:p>
          </table:table-cell>
          <table:table-cell table:style-name="Table22.B2" office:value-type="float" office:value="42216">
            <text:p text:style-name="P18">21. <text:span text:style-name="T1">september</text:span> 2015</text:p>
          </table:table-cell>
        </table:table-row>
        <table:table-row>
          <table:table-cell table:style-name="Table22.A2" office:value-type="float" office:value="0">
            <text:p text:style-name="P17">Notes:</text:p>
          </table:table-cell>
          <table:table-cell table:style-name="Table22.B2">
            <text:p text:style-name="P17"/>
          </table:table-cell>
        </table:table-row>
        <table:table-row>
          <table:table-cell table:style-name="Table22.B2" table:number-columns-spanned="2" office:value-type="float" office:value="0">
            <text:p text:style-name="P24">- <text:span text:style-name="T1">snmp</text:span> monitor: select rows to show</text:p>
          </table:table-cell>
          <table:covered-table-cell/>
        </table:table-row>
      </table:table>
      <text:p text:style-name="P1"/>
      <text:p text:style-name="P1"/>
      <text:p text:style-name="P1"/>
      <table:table table:name="Table12" table:style-name="Table12">
        <table:table-column table:style-name="Table12.A"/>
        <table:table-column table:style-name="Table12.B"/>
        <table:table-row>
          <table:table-cell table:style-name="Table12.A1" office:value-type="float" office:value="0">
            <text:p text:style-name="P12">Version:</text:p>
          </table:table-cell>
          <table:table-cell table:style-name="Table12.B1" office:value-type="float" office:value="0">
            <text:p text:style-name="P13">0.2.1</text:p>
          </table:table-cell>
        </table:table-row>
        <table:table-row>
          <table:table-cell table:style-name="Table12.A2" office:value-type="float" office:value="0">
            <text:p text:style-name="P14">Release date:</text:p>
          </table:table-cell>
          <table:table-cell table:style-name="Table12.B2" office:value-type="float" office:value="42216">
            <text:p text:style-name="P16">07. <text:span text:style-name="T1">september</text:span> 2015</text:p>
          </table:table-cell>
        </table:table-row>
        <table:table-row>
          <table:table-cell table:style-name="Table12.A2" office:value-type="float" office:value="0">
            <text:p text:style-name="P14">Notes:</text:p>
          </table:table-cell>
          <table:table-cell table:style-name="Table12.B2">
            <text:p text:style-name="P14"/>
          </table:table-cell>
        </table:table-row>
        <table:table-row>
          <table:table-cell table:style-name="Table12.B2" table:number-columns-spanned="2" office:value-type="float" office:value="0">
            <text:p text:style-name="P7">- sender thread - send traps in specified interval</text:p>
            <text:p text:style-name="P30">- trap monitor</text:p>
            <text:p text:style-name="P31"><text:span text:style-name="T15">- changed format of snmpTraps.xml (</text:span><text:span text:style-name="T5">varbinds</text:span><text:span text:style-name="T15"> contain attributes rather than elements)</text:span></text:p>
          </table:table-cell>
          <table:covered-table-cell/>
        </table:table-row>
      </table:table>
      <text:p text:style-name="P1"/>
      <text:p text:style-name="P1"/>
      <text:p text:style-name="P1"/>
      <table:table table:name="Table7" table:style-name="Table7">
        <table:table-column table:style-name="Table7.A"/>
        <table:table-column table:style-name="Table7.B"/>
        <table:table-row>
          <table:table-cell table:style-name="Table7.A1" office:value-type="float" office:value="0">
            <text:p text:style-name="P12">Version:</text:p>
          </table:table-cell>
          <table:table-cell table:style-name="Table7.B1" office:value-type="float" office:value="0">
            <text:p text:style-name="P13">0.2.0</text:p>
          </table:table-cell>
        </table:table-row>
        <table:table-row>
          <table:table-cell table:style-name="Table7.A2" office:value-type="float" office:value="0">
            <text:p text:style-name="P14">Release date:</text:p>
          </table:table-cell>
          <table:table-cell table:style-name="Table7.B2" office:value-type="float" office:value="42216">
            <text:p text:style-name="P16">03. <text:span text:style-name="T1">september</text:span> 2015</text:p>
          </table:table-cell>
        </table:table-row>
        <table:table-row>
          <table:table-cell table:style-name="Table7.A2" office:value-type="float" office:value="0">
            <text:p text:style-name="P14">Notes:</text:p>
          </table:table-cell>
          <table:table-cell table:style-name="Table7.B2">
            <text:p text:style-name="P14"/>
          </table:table-cell>
        </table:table-row>
        <table:table-row>
          <table:table-cell table:style-name="Table7.B2" table:number-columns-spanned="2" office:value-type="float" office:value="0">
            <text:p text:style-name="P7">- added GNU GPL license</text:p>
            <text:p text:style-name="P30">- <text:span text:style-name="T1">javascript</text:span> rules for traps</text:p>
            <text:p text:style-name="P30">- trap monitor (colors based on severities)</text:p>
            <text:p text:style-name="P30">- periodic polling (trap monitor)</text:p>
            <text:p text:style-name="P30">- show network interfaces (in raw format)</text:p>
            <text:p text:style-name="P30">- check and save properties after loading</text:p>
          </table:table-cell>
          <table:covered-table-cell/>
        </table:table-row>
      </table:table>
      <text:p text:style-name="P1"/>
      <text:p text:style-name="P1"/>
      <text:p text:style-name="P1"/>
      <table:table table:name="Table9" table:style-name="Table9">
        <table:table-column table:style-name="Table9.A"/>
        <table:table-column table:style-name="Table9.B"/>
        <table:table-row>
          <table:table-cell table:style-name="Table9.A1" office:value-type="float" office:value="0">
            <text:p text:style-name="P14">Version:</text:p>
          </table:table-cell>
          <table:table-cell table:style-name="Table9.B1" office:value-type="float" office:value="0">
            <text:p text:style-name="P15">0.1.0</text:p>
          </table:table-cell>
        </table:table-row>
        <table:table-row>
          <table:table-cell table:style-name="Table9.A2" office:value-type="float" office:value="0">
            <text:p text:style-name="P14">Release date:</text:p>
          </table:table-cell>
          <table:table-cell table:style-name="Table9.B2" office:value-type="float" office:value="42216">
            <text:p text:style-name="P14">31. july 2015</text:p>
          </table:table-cell>
        </table:table-row>
        <table:table-row>
          <table:table-cell table:style-name="Table9.A2" office:value-type="float" office:value="0">
            <text:p text:style-name="P14">Notes:</text:p>
          </table:table-cell>
          <table:table-cell table:style-name="Table9.B2">
            <text:p text:style-name="P14"/>
          </table:table-cell>
        </table:table-row>
        <text:soft-page-break/>
        <table:table-row>
          <table:table-cell table:style-name="Table9.B2" table:number-columns-spanned="2" office:value-type="float" office:value="0">
            <text:p text:style-name="P7">- proof of concept</text:p>
            <text:p text:style-name="P7">- network (servers, ping)</text:p>
            <text:p text:style-name="P30">- <text:span text:style-name="T1">ssh client</text:span></text:p>
            <text:p text:style-name="P30">- <text:span text:style-name="T1">ftp client</text:span></text:p>
            <text:p text:style-name="P30">- <text:span text:style-name="T1">snmp</text:span> client</text:p>
            <text:p text:style-name="P30">- trap receiver</text:p>
            <text:p text:style-name="P30">- trap sender</text:p>
            <text:p text:style-name="P30">- <text:span text:style-name="T1">todos</text:span></text:p>
            <text:p text:style-name="P30">- notes</text:p>
          </table:table-cell>
          <table:covered-table-cell/>
        </table:table-row>
      </table:table>
      <text:p text:style-name="P1"/>
      <text:p text:style-name="P1"/>
      <text:p text:style-name="P1"/>
      <text:p text:style-name="P1"/>
      <text:p text:style-name="P1"/>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6-10T23:16:12</dc:date>
    <dc:creator>Matjaž Cerkvenik</dc:creator>
    <meta:editing-duration>P1DT18H37M58S</meta:editing-duration>
    <meta:editing-cycles>110</meta:editing-cycles>
    <meta:generator>OpenOffice/4.1.1$Unix OpenOffice.org_project/411m6$Build-9775</meta:generator>
    <meta:document-statistic meta:table-count="45" meta:image-count="1" meta:object-count="0" meta:page-count="20" meta:paragraph-count="538" meta:word-count="2210" meta:character-count="13922"/>
  </office:meta>
</office:document-meta>
</file>